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2" svg:font-family="'Courier New'"/>
    <style:font-face style:name="Lucidasans1" svg:font-family="Lucidasans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Lucidasans" svg:font-family="Lucidasans" style:font-pitch="variable"/>
    <style:font-face style:name="Mincho" svg:font-family="Mincho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elle47" style:family="table">
      <style:table-properties style:width="16.999cm" table:align="margins"/>
    </style:style>
    <style:style style:name="Tabelle47.A" style:family="table-column">
      <style:table-column-properties style:column-width="16.999cm" style:rel-column-width="65535*"/>
    </style:style>
    <style:style style:name="Tabelle47.A1" style:family="table-cell">
      <style:table-cell-properties fo:padding="0.097cm" fo:border="0.002cm solid #000000"/>
    </style:style>
    <style:style style:name="Tabelle48" style:family="table">
      <style:table-properties style:width="16.999cm" table:align="margins"/>
    </style:style>
    <style:style style:name="Tabelle48.A" style:family="table-column">
      <style:table-column-properties style:column-width="16.999cm" style:rel-column-width="65535*"/>
    </style:style>
    <style:style style:name="Tabelle48.A1" style:family="table-cell">
      <style:table-cell-properties fo:padding="0.097cm" fo:border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6.999cm" style:rel-column-width="65535*"/>
    </style:style>
    <style:style style:name="Tabelle23.A1" style:family="table-cell">
      <style:table-cell-properties fo:padding="0.097cm" fo:border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6.999cm" style:rel-column-width="65535*"/>
    </style:style>
    <style:style style:name="Tabelle24.A1" style:family="table-cell">
      <style:table-cell-properties fo:padding="0.097cm" fo:border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6.999cm" style:rel-column-width="65535*"/>
    </style:style>
    <style:style style:name="Tabelle39.A1" style:family="table-cell">
      <style:table-cell-properties fo:padding="0.097cm" fo:border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6.999cm" style:rel-column-width="65535*"/>
    </style:style>
    <style:style style:name="Tabelle40.A1" style:family="table-cell">
      <style:table-cell-properties fo:padding="0.097cm" fo:border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6.999cm" style:rel-column-width="65535*"/>
    </style:style>
    <style:style style:name="Tabelle11.A1" style:family="table-cell">
      <style:table-cell-properties fo:padding="0.097cm" fo:border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6.999cm" style:rel-column-width="65535*"/>
    </style:style>
    <style:style style:name="Tabelle12.A1" style:family="table-cell">
      <style:table-cell-properties fo:padding="0.097cm" fo:border="0.002cm solid #000000"/>
    </style:style>
    <style:style style:name="Tabelle41" style:family="table">
      <style:table-properties style:width="16.999cm" table:align="margins"/>
    </style:style>
    <style:style style:name="Tabelle41.A" style:family="table-column">
      <style:table-column-properties style:column-width="16.999cm" style:rel-column-width="65535*"/>
    </style:style>
    <style:style style:name="Tabelle41.A1" style:family="table-cell">
      <style:table-cell-properties fo:padding="0.097cm" fo:border="0.002cm solid #000000"/>
    </style:style>
    <style:style style:name="Tabelle42" style:family="table">
      <style:table-properties style:width="16.999cm" table:align="margins"/>
    </style:style>
    <style:style style:name="Tabelle42.A" style:family="table-column">
      <style:table-column-properties style:column-width="16.999cm" style:rel-column-width="65535*"/>
    </style:style>
    <style:style style:name="Tabelle42.A1" style:family="table-cell">
      <style:table-cell-properties fo:padding="0.097cm" fo:border="0.002cm solid #000000"/>
    </style:style>
    <style:style style:name="Tabelle43" style:family="table">
      <style:table-properties style:width="16.999cm" table:align="margins"/>
    </style:style>
    <style:style style:name="Tabelle43.A" style:family="table-column">
      <style:table-column-properties style:column-width="16.999cm" style:rel-column-width="65535*"/>
    </style:style>
    <style:style style:name="Tabelle43.A1" style:family="table-cell">
      <style:table-cell-properties fo:padding="0.097cm" fo:border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6.999cm" style:rel-column-width="65535*"/>
    </style:style>
    <style:style style:name="Tabelle15.A1" style:family="table-cell">
      <style:table-cell-properties fo:padding="0.097cm" fo:border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6.999cm" style:rel-column-width="65535*"/>
    </style:style>
    <style:style style:name="Tabelle16.A1" style:family="table-cell">
      <style:table-cell-properties fo:padding="0.097cm" fo:border="0.002cm solid #000000"/>
    </style:style>
    <style:style style:name="Tabelle49" style:family="table">
      <style:table-properties style:width="16.999cm" table:align="margins"/>
    </style:style>
    <style:style style:name="Tabelle49.A" style:family="table-column">
      <style:table-column-properties style:column-width="16.999cm" style:rel-column-width="65535*"/>
    </style:style>
    <style:style style:name="Tabelle49.A1" style:family="table-cell">
      <style:table-cell-properties fo:padding="0.097cm" fo:border="0.002cm solid #000000"/>
    </style:style>
    <style:style style:name="Tabelle50" style:family="table">
      <style:table-properties style:width="16.999cm" table:align="margins"/>
    </style:style>
    <style:style style:name="Tabelle50.A" style:family="table-column">
      <style:table-column-properties style:column-width="16.999cm" style:rel-column-width="65535*"/>
    </style:style>
    <style:style style:name="Tabelle50.A1" style:family="table-cell">
      <style:table-cell-properties fo:padding="0.097cm" fo:border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padding="0.097cm" fo:border="0.002cm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16.999cm" style:rel-column-width="65535*"/>
    </style:style>
    <style:style style:name="Tableau9.A1" style:family="table-cell">
      <style:table-cell-properties fo:padding="0.097cm" fo:border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02cm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16.999cm" style:rel-column-width="65535*"/>
    </style:style>
    <style:style style:name="Tableau11.A1" style:family="table-cell">
      <style:table-cell-properties fo:padding="0.097cm" fo:border="0.002cm solid #000000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16.999cm" style:rel-column-width="65535*"/>
    </style:style>
    <style:style style:name="Tableau12.A1" style:family="table-cell">
      <style:table-cell-properties fo:padding="0.097cm" fo:border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6.999cm" style:rel-column-width="65535*"/>
    </style:style>
    <style:style style:name="Tabelle31.A1" style:family="table-cell">
      <style:table-cell-properties fo:padding="0.097cm" fo:border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6.999cm" style:rel-column-width="65535*"/>
    </style:style>
    <style:style style:name="Tabelle32.A1" style:family="table-cell">
      <style:table-cell-properties fo:padding="0.097cm" fo:border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6.999cm" style:rel-column-width="65535*"/>
    </style:style>
    <style:style style:name="Tabelle33.A1" style:family="table-cell">
      <style:table-cell-properties fo:padding="0.097cm" fo:border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6.999cm" style:rel-column-width="65535*"/>
    </style:style>
    <style:style style:name="Tabelle2.A1" style:family="table-cell">
      <style:table-cell-properties fo:padding="0.097cm" fo:border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6.999cm" style:rel-column-width="65535*"/>
    </style:style>
    <style:style style:name="Tabelle3.A1" style:family="table-cell">
      <style:table-cell-properties fo:padding="0.097cm" fo:border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6.999cm" style:rel-column-width="65535*"/>
    </style:style>
    <style:style style:name="Tabelle5.A1" style:family="table-cell">
      <style:table-cell-properties fo:padding="0.097cm" fo:border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6.999cm" style:rel-column-width="65535*"/>
    </style:style>
    <style:style style:name="Tabelle6.A1" style:family="table-cell">
      <style:table-cell-properties fo:padding="0.097cm" fo:border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6.999cm" style:rel-column-width="65535*"/>
    </style:style>
    <style:style style:name="Tabelle7.A1" style:family="table-cell">
      <style:table-cell-properties fo:padding="0.097cm" fo:border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6.999cm" style:rel-column-width="65535*"/>
    </style:style>
    <style:style style:name="Tabelle8.A1" style:family="table-cell">
      <style:table-cell-properties fo:padding="0.097cm" fo:border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6.999cm" style:rel-column-width="65535*"/>
    </style:style>
    <style:style style:name="Tabelle29.A1" style:family="table-cell">
      <style:table-cell-properties fo:padding="0.097cm" fo:border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6.999cm" style:rel-column-width="65535*"/>
    </style:style>
    <style:style style:name="Tabelle30.A1" style:family="table-cell">
      <style:table-cell-properties fo:padding="0.097cm" fo:border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6.999cm" style:rel-column-width="65535*"/>
    </style:style>
    <style:style style:name="Tabelle36.A1" style:family="table-cell">
      <style:table-cell-properties fo:padding="0.097cm" fo:border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6.999cm" style:rel-column-width="65535*"/>
    </style:style>
    <style:style style:name="Tabelle37.A1" style:family="table-cell">
      <style:table-cell-properties fo:padding="0.097cm" fo:border="0.002cm solid #000000"/>
    </style:style>
    <style:style style:name="Tabelle44" style:family="table">
      <style:table-properties style:width="16.999cm" table:align="margins"/>
    </style:style>
    <style:style style:name="Tabelle44.A" style:family="table-column">
      <style:table-column-properties style:column-width="16.999cm" style:rel-column-width="65535*"/>
    </style:style>
    <style:style style:name="Tabelle44.A1" style:family="table-cell">
      <style:table-cell-properties fo:padding="0.097cm" fo:border="0.002cm solid #000000"/>
    </style:style>
    <style:style style:name="Tabelle46" style:family="table">
      <style:table-properties style:width="16.999cm" table:align="margins"/>
    </style:style>
    <style:style style:name="Tabelle46.A" style:family="table-column">
      <style:table-column-properties style:column-width="16.999cm" style:rel-column-width="65535*"/>
    </style:style>
    <style:style style:name="Tabelle46.A1" style:family="table-cell">
      <style:table-cell-properties fo:padding="0.097cm" fo:border="0.002cm solid #000000"/>
    </style:style>
    <style:style style:name="Tabelle45" style:family="table">
      <style:table-properties style:width="16.999cm" table:align="margins"/>
    </style:style>
    <style:style style:name="Tabelle45.A" style:family="table-column">
      <style:table-column-properties style:column-width="16.999cm" style:rel-column-width="65535*"/>
    </style:style>
    <style:style style:name="Tabelle45.A1" style:family="table-cell">
      <style:table-cell-properties fo:padding="0.097cm" fo:border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6.999cm" style:rel-column-width="65535*"/>
    </style:style>
    <style:style style:name="Tabelle27.A1" style:family="table-cell">
      <style:table-cell-properties fo:padding="0.097cm" fo:border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6.999cm" style:rel-column-width="65535*"/>
    </style:style>
    <style:style style:name="Tabelle28.A1" style:family="table-cell">
      <style:table-cell-properties fo:padding="0.097cm" fo:border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6.999cm" style:rel-column-width="65535*"/>
    </style:style>
    <style:style style:name="Tabelle34.A1" style:family="table-cell">
      <style:table-cell-properties fo:padding="0.097cm" fo:border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6.999cm" style:rel-column-width="65535*"/>
    </style:style>
    <style:style style:name="Tabelle25.A1" style:family="table-cell">
      <style:table-cell-properties fo:padding="0.097cm" fo:border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6.999cm" style:rel-column-width="65535*"/>
    </style:style>
    <style:style style:name="Tabelle26.A1" style:family="table-cell">
      <style:table-cell-properties fo:padding="0.097cm" fo:border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6.999cm" style:rel-column-width="65535*"/>
    </style:style>
    <style:style style:name="Tabelle13.A1" style:family="table-cell">
      <style:table-cell-properties fo:padding="0.097cm" fo:border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6.999cm" style:rel-column-width="65535*"/>
    </style:style>
    <style:style style:name="Tabelle14.A1" style:family="table-cell">
      <style:table-cell-properties fo:padding="0.097cm" fo:border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6.999cm" style:rel-column-width="65535*"/>
    </style:style>
    <style:style style:name="Tabelle19.A1" style:family="table-cell">
      <style:table-cell-properties fo:padding="0.097cm" fo:border="0.002cm solid #000000"/>
    </style:style>
    <style:style style:name="Tabelle20" style:family="table">
      <style:table-properties style:width="17.014cm" fo:margin-left="-0.016cm" fo:margin-right="0cm" table:align="margins"/>
    </style:style>
    <style:style style:name="Tabelle20.A" style:family="table-column">
      <style:table-column-properties style:column-width="17.014cm" style:rel-column-width="65535*"/>
    </style:style>
    <style:style style:name="Tabelle20.A1" style:family="table-cell">
      <style:table-cell-properties fo:padding="0.097cm" fo:border="0.002cm solid #000000"/>
    </style:style>
    <style:style style:name="Tabelle35" style:family="table">
      <style:table-properties style:width="17.014cm" fo:margin-left="-0.016cm" fo:margin-right="0cm" table:align="margins"/>
    </style:style>
    <style:style style:name="Tabelle35.A" style:family="table-column">
      <style:table-column-properties style:column-width="17.014cm" style:rel-column-width="65535*"/>
    </style:style>
    <style:style style:name="Tabelle35.A1" style:family="table-cell">
      <style:table-cell-properties fo:padding="0.097cm" fo:border="0.002cm solid #000000"/>
    </style:style>
    <style:style style:name="Tabelle38" style:family="table">
      <style:table-properties style:width="17.014cm" fo:margin-left="-0.016cm" fo:margin-right="0cm" table:align="margins"/>
    </style:style>
    <style:style style:name="Tabelle38.A" style:family="table-column">
      <style:table-column-properties style:column-width="17.014cm" style:rel-column-width="65535*"/>
    </style:style>
    <style:style style:name="Tabelle38.A1" style:family="table-cell">
      <style:table-cell-properties fo:padding="0.097cm" fo:border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6.999cm" style:rel-column-width="65535*"/>
    </style:style>
    <style:style style:name="Tabelle9.A1" style:family="table-cell">
      <style:table-cell-properties fo:padding="0.097cm" fo:border="0.002cm solid #000000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6.999cm" style:rel-column-width="65535*"/>
    </style:style>
    <style:style style:name="Tabelle10.A1" style:family="table-cell">
      <style:table-cell-properties fo:padding="0.097cm" fo:border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padding="0.097cm" fo:border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6.999cm" style:rel-column-width="65535*"/>
    </style:style>
    <style:style style:name="Tabelle17.A1" style:family="table-cell">
      <style:table-cell-properties fo:padding="0.097cm" fo:border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6.999cm" style:rel-column-width="65535*"/>
    </style:style>
    <style:style style:name="Tabelle18.A1" style:family="table-cell">
      <style:table-cell-properties fo:padding="0.097cm" fo:border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6.999cm" style:rel-column-width="65535*"/>
    </style:style>
    <style:style style:name="Tabelle4.A1" style:family="table-cell">
      <style:table-cell-properties fo:padding="0.097cm" fo:border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au30" style:family="table">
      <style:table-properties style:width="16.999cm" table:align="margins"/>
    </style:style>
    <style:style style:name="Tableau30.A" style:family="table-column">
      <style:table-column-properties style:column-width="16.999cm" style:rel-column-width="65535*"/>
    </style:style>
    <style:style style:name="Tableau30.A1" style:family="table-cell">
      <style:table-cell-properties fo:padding="0.097cm" fo:border="0.002cm solid #000000"/>
    </style:style>
    <style:style style:name="Tableau31" style:family="table">
      <style:table-properties style:width="16.999cm" table:align="margins"/>
    </style:style>
    <style:style style:name="Tableau31.A" style:family="table-column">
      <style:table-column-properties style:column-width="16.999cm" style:rel-column-width="65535*"/>
    </style:style>
    <style:style style:name="Tableau31.A1" style:family="table-cell">
      <style:table-cell-properties fo:padding="0.097cm" fo:border="0.002cm solid #000000"/>
    </style:style>
    <style:style style:name="Tableau32" style:family="table">
      <style:table-properties style:width="16.999cm" table:align="margins"/>
    </style:style>
    <style:style style:name="Tableau32.A" style:family="table-column">
      <style:table-column-properties style:column-width="16.999cm" style:rel-column-width="65535*"/>
    </style:style>
    <style:style style:name="Tableau32.A1" style:family="table-cell">
      <style:table-cell-properties fo:padding="0.097cm" fo:border="0.002cm solid #000000"/>
    </style:style>
    <style:style style:name="Tableau33" style:family="table">
      <style:table-properties style:width="16.999cm" table:align="margins"/>
    </style:style>
    <style:style style:name="Tableau33.A" style:family="table-column">
      <style:table-column-properties style:column-width="16.999cm" style:rel-column-width="65535*"/>
    </style:style>
    <style:style style:name="Tableau33.A1" style:family="table-cell">
      <style:table-cell-properties fo:padding="0.097cm" fo:border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6.999cm" style:rel-column-width="65535*"/>
    </style:style>
    <style:style style:name="Tabelle1.A1" style:family="table-cell">
      <style:table-cell-properties fo:padding="0.097cm" fo:border="0.002cm solid #000000"/>
    </style:style>
    <style:style style:name="Tableau18" style:family="table">
      <style:table-properties style:width="16.999cm" table:align="margins"/>
    </style:style>
    <style:style style:name="Tableau18.A" style:family="table-column">
      <style:table-column-properties style:column-width="16.999cm" style:rel-column-width="65535*"/>
    </style:style>
    <style:style style:name="Tableau18.A1" style:family="table-cell">
      <style:table-cell-properties fo:padding="0.097cm" fo:border="0.002cm solid #000000"/>
    </style:style>
    <style:style style:name="Tableau19" style:family="table">
      <style:table-properties style:width="16.999cm" table:align="margins"/>
    </style:style>
    <style:style style:name="Tableau19.A" style:family="table-column">
      <style:table-column-properties style:column-width="16.999cm" style:rel-column-width="65535*"/>
    </style:style>
    <style:style style:name="Tableau19.A1" style:family="table-cell">
      <style:table-cell-properties fo:padding="0.097cm" fo:border="0.002cm solid #000000"/>
    </style:style>
    <style:style style:name="Tableau20" style:family="table">
      <style:table-properties style:width="16.999cm" table:align="margins"/>
    </style:style>
    <style:style style:name="Tableau20.A" style:family="table-column">
      <style:table-column-properties style:column-width="16.999cm" style:rel-column-width="65535*"/>
    </style:style>
    <style:style style:name="Tableau20.A1" style:family="table-cell">
      <style:table-cell-properties fo:padding="0.097cm" fo:border="0.002cm solid #000000"/>
    </style:style>
    <style:style style:name="Tableau21" style:family="table">
      <style:table-properties style:width="16.999cm" table:align="margins"/>
    </style:style>
    <style:style style:name="Tableau21.A" style:family="table-column">
      <style:table-column-properties style:column-width="16.999cm" style:rel-column-width="65535*"/>
    </style:style>
    <style:style style:name="Tableau21.A1" style:family="table-cell">
      <style:table-cell-properties fo:padding="0.097cm" fo:border="0.002cm solid #000000"/>
    </style:style>
    <style:style style:name="Tableau22" style:family="table">
      <style:table-properties style:width="16.999cm" table:align="margins"/>
    </style:style>
    <style:style style:name="Tableau22.A" style:family="table-column">
      <style:table-column-properties style:column-width="16.999cm" style:rel-column-width="65535*"/>
    </style:style>
    <style:style style:name="Tableau22.A1" style:family="table-cell">
      <style:table-cell-properties fo:padding="0.097cm" fo:border="0.002cm solid #000000"/>
    </style:style>
    <style:style style:name="Tableau23" style:family="table">
      <style:table-properties style:width="16.999cm" table:align="margins"/>
    </style:style>
    <style:style style:name="Tableau23.A" style:family="table-column">
      <style:table-column-properties style:column-width="16.999cm" style:rel-column-width="65535*"/>
    </style:style>
    <style:style style:name="Tableau23.A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6.999cm" style:rel-column-width="65535*"/>
    </style:style>
    <style:style style:name="Table3.A1" style:family="table-cell">
      <style:table-cell-properties fo:padding="0.097cm" fo:border="0.002cm solid #000000"/>
    </style:style>
    <style:style style:name="Tableau24" style:family="table">
      <style:table-properties style:width="16.999cm" table:align="margins"/>
    </style:style>
    <style:style style:name="Tableau24.A" style:family="table-column">
      <style:table-column-properties style:column-width="16.999cm" style:rel-column-width="65535*"/>
    </style:style>
    <style:style style:name="Tableau24.A1" style:family="table-cell">
      <style:table-cell-properties fo:padding="0.097cm" fo:border="0.002cm solid #000000"/>
    </style:style>
    <style:style style:name="Tableau25" style:family="table">
      <style:table-properties style:width="16.999cm" table:align="margins"/>
    </style:style>
    <style:style style:name="Tableau25.A" style:family="table-column">
      <style:table-column-properties style:column-width="16.999cm" style:rel-column-width="65535*"/>
    </style:style>
    <style:style style:name="Tableau25.A1" style:family="table-cell">
      <style:table-cell-properties fo:padding="0.097cm" fo:border="0.002cm solid #000000"/>
    </style:style>
    <style:style style:name="Tableau26" style:family="table">
      <style:table-properties style:width="16.999cm" table:align="margins"/>
    </style:style>
    <style:style style:name="Tableau26.A" style:family="table-column">
      <style:table-column-properties style:column-width="16.999cm" style:rel-column-width="65535*"/>
    </style:style>
    <style:style style:name="Tableau26.A1" style:family="table-cell">
      <style:table-cell-properties fo:padding="0.097cm" fo:border="0.002cm solid #000000"/>
    </style:style>
    <style:style style:name="Tableau27" style:family="table">
      <style:table-properties style:width="16.999cm" table:align="margins"/>
    </style:style>
    <style:style style:name="Tableau27.A" style:family="table-column">
      <style:table-column-properties style:column-width="16.999cm" style:rel-column-width="65535*"/>
    </style:style>
    <style:style style:name="Tableau27.A1" style:family="table-cell">
      <style:table-cell-properties fo:padding="0.097cm" fo:border="0.002cm solid #000000"/>
    </style:style>
    <style:style style:name="Tableau28" style:family="table">
      <style:table-properties style:width="16.999cm" table:align="margins"/>
    </style:style>
    <style:style style:name="Tableau28.A" style:family="table-column">
      <style:table-column-properties style:column-width="16.999cm" style:rel-column-width="65535*"/>
    </style:style>
    <style:style style:name="Tableau28.A1" style:family="table-cell">
      <style:table-cell-properties fo:padding="0.097cm" fo:border="0.002cm solid #000000"/>
    </style:style>
    <style:style style:name="Tableau29" style:family="table">
      <style:table-properties style:width="16.999cm" table:align="margins"/>
    </style:style>
    <style:style style:name="Tableau29.A" style:family="table-column">
      <style:table-column-properties style:column-width="16.999cm" style:rel-column-width="65535*"/>
    </style:style>
    <style:style style:name="Tableau29.A1" style:family="table-cell">
      <style:table-cell-properties fo:padding="0.097cm" fo:border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6.999cm" style:rel-column-width="65535*"/>
    </style:style>
    <style:style style:name="Tabelle21.A1" style:family="table-cell">
      <style:table-cell-properties fo:padding="0.097cm" fo:border="0.002cm solid #000000"/>
    </style:style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6.999cm" style:rel-column-width="65535*"/>
    </style:style>
    <style:style style:name="Tabelle22.A1" style:family="table-cell">
      <style:table-cell-properties fo:padding="0.097cm" fo:border="0.002cm solid #000000"/>
    </style:style>
    <style:style style:name="P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style:font-name="Courier New1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style:font-name="Courier New2" fo:font-size="10pt" fo:font-style="italic" style:font-size-asian="10pt" style:font-style-asian="italic" style:font-size-complex="10pt" style:font-style-complex="italic"/>
    </style:style>
    <style:style style:name="P10" style:family="paragraph" style:parent-style-name="Text_20_body">
      <style:text-properties style:font-name="Courier New2" fo:font-size="10pt" style:font-size-asian="10pt" style:font-size-complex="10pt"/>
    </style:style>
    <style:style style:name="P11" style:family="paragraph" style:parent-style-name="Preformatted_20_Text">
      <style:paragraph-properties fo:margin-top="0cm" fo:margin-bottom="0.499cm"/>
      <style:text-properties style:font-name="Courier New1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Courier New2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text-properties fo:color="#000080" style:font-name="Courier New1" fo:font-size="10pt" fo:font-style="italic" fo:background-color="transparent" style:font-size-asian="10pt" style:font-style-asian="italic" style:font-size-complex="10pt" style:font-style-complex="italic"/>
    </style:style>
    <style:style style:name="P14" style:family="paragraph" style:parent-style-name="Standard">
      <style:text-properties style:use-window-font-color="true" style:font-name="Courier New1" fo:font-size="10pt" fo:font-style="italic" fo:background-color="transparent" style:font-size-asian="10pt" style:font-style-asian="italic" style:font-size-complex="10pt" style:font-style-complex="italic"/>
    </style:style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Standard">
      <style:text-properties fo:color="#000080" style:font-name="Courier New1"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text-properties style:use-window-font-color="true" style:font-name="Courier New1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text-properties fo:color="#008000" style:font-name="Courier New1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text-properties style:font-name="Courier New2" fo:font-size="10pt" fo:font-style="normal" fo:font-weight="normal" style:font-size-asian="10pt" style:font-size-complex="10pt"/>
    </style:style>
    <style:style style:name="P21" style:family="paragraph" style:parent-style-name="Text_20_body">
      <style:text-properties style:font-name="Courier New2" fo:font-size="10pt" fo:font-style="normal" fo:font-weight="normal" style:font-size-asian="10pt" style:font-size-complex="10pt"/>
    </style:style>
    <style:style style:name="P22" style:family="paragraph" style:parent-style-name="Text_20_body">
      <style:text-properties fo:font-size="12pt"/>
    </style:style>
    <style:style style:name="P23" style:family="paragraph" style:parent-style-name="Standard">
      <style:text-properties fo:color="#ff6633" style:font-name="Courier New1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text-properties fo:color="#ff6633" style:font-name="Courier New1" fo:font-size="10pt" fo:font-style="italic" fo:background-color="transparent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Courier New" fo:font-size="10pt" style:font-size-asian="10pt" style:font-size-complex="10pt"/>
    </style:style>
    <style:style style:name="P26" style:family="paragraph" style:parent-style-name="Standard">
      <style:text-properties style:use-window-font-color="true" style:font-name="Courier New1" fo:font-size="12pt" fo:font-style="italic" fo:background-color="transparent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28" style:family="paragraph" style:parent-style-name="Text_20_body" style:list-style-name="L5"/>
    <style:style style:name="P29" style:family="paragraph" style:parent-style-name="Text_20_body">
      <style:text-properties style:font-name="Courier New2" fo:font-size="10pt" fo:font-style="italic" fo:font-weight="normal" style:font-size-asian="10pt" style:font-size-complex="10pt"/>
    </style:style>
    <style:style style:name="P30" style:family="paragraph" style:parent-style-name="Text_20_body">
      <style:text-properties style:font-name="Courier New2" fo:font-size="10pt" fo:font-style="italic" fo:font-weight="normal" style:font-size-asian="10pt" style:font-style-asian="italic" style:font-size-complex="10pt" style:font-style-complex="italic"/>
    </style:style>
    <style:style style:name="P31" style:family="paragraph" style:parent-style-name="Standard">
      <style:text-properties fo:color="#2323dc" style:font-name="Courier New1" fo:font-size="10pt" fo:font-style="italic" style:font-size-asian="10pt" style:font-style-asian="italic" style:font-size-complex="10pt" style:font-style-complex="italic"/>
    </style:style>
    <style:style style:name="P32" style:family="paragraph" style:parent-style-name="Text_20_body">
      <style:text-properties fo:color="#0000ff" style:font-name="Courier New1" fo:font-size="10pt" fo:font-style="italic" style:font-size-asian="10pt" style:font-style-asian="italic" style:font-size-complex="10pt" style:font-style-complex="italic"/>
    </style:style>
    <style:style style:name="P33" style:family="paragraph" style:parent-style-name="Standard">
      <style:text-properties style:font-name="Courier New2" fo:font-size="10pt" style:font-size-asian="10pt" style:font-size-complex="10pt"/>
    </style:style>
    <style:style style:name="P34" style:family="paragraph" style:parent-style-name="Standard">
      <style:text-properties fo:color="#0000ff" style:font-name="Courier New2" fo:font-size="10pt" style:font-size-asian="10pt" style:font-size-complex="10pt"/>
    </style:style>
    <style:style style:name="P35" style:family="paragraph" style:parent-style-name="Standard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36" style:family="paragraph" style:parent-style-name="Text_20_body">
      <style:text-properties style:font-name="Courier New" fo:font-size="10pt" style:font-size-asian="10pt" style:font-size-complex="10pt"/>
    </style:style>
    <style:style style:name="P37" style:family="paragraph" style:parent-style-name="Text_20_body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text-properties fo:color="#0000ff" style:font-name="Courier New1" fo:font-size="10pt" fo:font-style="italic" style:font-size-asian="10pt" style:font-style-asian="italic" style:font-size-complex="10pt" style:font-style-complex="italic"/>
    </style:style>
    <style:style style:name="P39" style:family="paragraph" style:parent-style-name="Heading_20_3">
      <style:text-properties fo:color="#0000ff" style:font-name="Courier New1" fo:font-size="10pt" fo:font-style="italic" style:font-size-asian="10pt" style:font-style-asian="italic" style:font-size-complex="10pt" style:font-style-complex="italic"/>
    </style:style>
    <style:style style:name="P40" style:family="paragraph" style:parent-style-name="Text_20_body" style:list-style-name="L7"/>
    <style:style style:name="P41" style:family="paragraph" style:parent-style-name="Preformatted_20_Text">
      <style:text-properties style:font-name="Courier New" fo:font-size="10pt" style:font-size-asian="10pt" style:font-size-complex="10pt"/>
    </style:style>
    <style:style style:name="P42" style:family="paragraph" style:parent-style-name="Standard">
      <style:text-properties style:font-name="Courier New" fo:font-size="10pt" style:font-size-asian="10pt" style:font-size-complex="10pt"/>
    </style:style>
    <style:style style:name="P43" style:family="paragraph" style:parent-style-name="Standard">
      <style:text-properties fo:color="#0000ff" style:font-name="Courier New1" fo:font-size="10pt" fo:font-style="italic" fo:background-color="transparent" style:font-size-asian="10pt" style:font-style-asian="italic" style:font-size-complex="10pt" style:font-style-complex="italic"/>
    </style:style>
    <style:style style:name="P44" style:family="paragraph" style:parent-style-name="Standard">
      <style:text-properties fo:color="#000080" style:font-name="Courier New2" fo:font-size="10pt" style:font-size-asian="10pt" style:font-size-complex="10pt"/>
    </style:style>
    <style:style style:name="P45" style:family="paragraph" style:parent-style-name="Standard">
      <style:text-properties fo:color="#008000" style:font-name="Courier New2" fo:font-size="10pt" style:font-size-asian="10pt" style:font-size-complex="10pt"/>
    </style:style>
    <style:style style:name="P46" style:family="paragraph" style:parent-style-name="Text_20_body" style:list-style-name="L8"/>
    <style:style style:name="P47" style:family="paragraph" style:parent-style-name="Text_20_body" style:list-style-name="L9"/>
    <style:style style:name="T1" style:family="text">
      <style:text-properties fo:font-size="12pt"/>
    </style:style>
    <style:style style:name="T2" style:family="text">
      <style:text-properties style:font-name="Courier New1"/>
    </style:style>
    <style:style style:name="T3" style:family="text">
      <style:text-properties style:font-name="Courier New2"/>
    </style:style>
    <style:style style:name="T4" style:family="text">
      <style:text-properties fo:background-color="transparent"/>
    </style:style>
    <style:style style:name="T5" style:family="text">
      <style:text-properties fo:color="#0000ff" fo:background-color="transparent"/>
    </style:style>
    <style:style style:name="T6" style:family="text">
      <style:text-properties fo:color="#008000"/>
    </style:style>
    <style:style style:name="T7" style:family="text">
      <style:text-properties fo:color="#0000ff"/>
    </style:style>
    <style:style style:name="T8" style:family="text">
      <style:text-properties style:font-style-asian="italic" style:font-style-complex="italic"/>
    </style:style>
    <style:style style:name="T9" style:family="text">
      <style:text-properties style:font-name="Courier New"/>
    </style:style>
    <style:style style:name="T10" style:family="text">
      <style:text-properties fo:color="#ff6633"/>
    </style:style>
    <style:style style:name="T11" style:family="text">
      <style:text-properties fo:color="#2323dc"/>
    </style:style>
    <style:style style:name="T12" style:family="text">
      <style:text-properties fo:color="#00008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ff0000"/>
    </style:style>
    <style:style style:name="T15" style:family="text">
      <style:text-properties fo:color="#800000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6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7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Index</text:index-title-template>
          <text:table-of-content-entry-template text:outline-level="1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Index</text:p>
          </text:index-title>
          <text:p text:style-name="P1">Open Connection<text:tab/>4</text:p>
          <text:p text:style-name="P1">Information<text:tab/>4</text:p>
          <text:p text:style-name="P1">Password<text:tab/>4</text:p>
          <text:p text:style-name="P1">Packets<text:tab/>5</text:p>
          <text:p text:style-name="P1">Authentification(Client side)<text:tab/>5</text:p>
          <text:p text:style-name="P2">Open Connection<text:tab/>5</text:p>
          <text:p text:style-name="P3">Description<text:tab/>5</text:p>
          <text:p text:style-name="P3">Conntent<text:tab/>5</text:p>
          <text:p text:style-name="P3">Example<text:tab/>5</text:p>
          <text:p text:style-name="P2">Packet <text:s/>18<text:tab/>5</text:p>
          <text:p text:style-name="P3">Description<text:tab/>5</text:p>
          <text:p text:style-name="P3">Conntent<text:tab/>5</text:p>
          <text:p text:style-name="P3">Example<text:tab/>6</text:p>
          <text:p text:style-name="P2">Packet <text:s/>1<text:tab/>6</text:p>
          <text:p text:style-name="P3">Description<text:tab/>6</text:p>
          <text:p text:style-name="P3">Conntent<text:tab/>6</text:p>
          <text:p text:style-name="P3">Example<text:tab/>6</text:p>
          <text:p text:style-name="P2">Packet 4<text:tab/>6</text:p>
          <text:p text:style-name="P3">Description<text:tab/>6</text:p>
          <text:p text:style-name="P3">Conntent<text:tab/>6</text:p>
          <text:p text:style-name="P3">Example<text:tab/>6</text:p>
          <text:p text:style-name="P2">Packet 6<text:tab/>7</text:p>
          <text:p text:style-name="P3">Description<text:tab/>7</text:p>
          <text:p text:style-name="P3">Conntent<text:tab/>7</text:p>
          <text:p text:style-name="P3">Example<text:tab/>7</text:p>
          <text:p text:style-name="P2">Packet <text:s/>07<text:tab/>7</text:p>
          <text:p text:style-name="P3">Description<text:tab/>7</text:p>
          <text:p text:style-name="P3">Conntent<text:tab/>7</text:p>
          <text:p text:style-name="P3">Example<text:tab/>7</text:p>
          <text:p text:style-name="P2">Packet <text:s/>9<text:tab/>7</text:p>
          <text:p text:style-name="P3">Description<text:tab/>7</text:p>
          <text:p text:style-name="P3">Conntent<text:tab/>7</text:p>
          <text:p text:style-name="P3">Example<text:tab/>8</text:p>
          <text:p text:style-name="P2">Packet <text:s/>11<text:tab/>8</text:p>
          <text:p text:style-name="P3">Description<text:tab/>8</text:p>
          <text:p text:style-name="P3">Conntent<text:tab/>8</text:p>
          <text:p text:style-name="P3">Example<text:tab/>8</text:p>
          <text:p text:style-name="P2">Packet <text:s/>12<text:tab/>8</text:p>
          <text:p text:style-name="P3">Description<text:tab/>8</text:p>
          <text:p text:style-name="P3">Conntent<text:tab/>8</text:p>
          <text:p text:style-name="P3">Example<text:tab/>9</text:p>
          <text:p text:style-name="P2">Packet <text:s/>14<text:tab/>9</text:p>
          <text:p text:style-name="P3">Description<text:tab/>9</text:p>
          <text:p text:style-name="P3">Conntent<text:tab/>9</text:p>
          <text:p text:style-name="P3">Example<text:tab/>9</text:p>
          <text:p text:style-name="P2">Packet <text:s/>16<text:tab/>9</text:p>
          <text:p text:style-name="P3">Description<text:tab/>9</text:p>
          <text:p text:style-name="P3">Conntent<text:tab/>9</text:p>
          <text:p text:style-name="P3">Example<text:tab/>9</text:p>
          <text:p text:style-name="P2">Authentification(Serverside)<text:tab/>10</text:p>
          <text:p text:style-name="P2">Packet <text:s/>128<text:tab/>10</text:p>
          <text:p text:style-name="P3">Description<text:tab/>10</text:p>
          <text:p text:style-name="P3">Conntent<text:tab/>10</text:p>
          <text:p text:style-name="P3">Example<text:tab/>10</text:p>
          <text:p text:style-name="P2">Packet <text:s/>129<text:tab/>10</text:p>
          <text:p text:style-name="P3">Description<text:tab/>10</text:p>
          <text:p text:style-name="P3">Conntent<text:tab/>10</text:p>
          <text:p text:style-name="P3">Example<text:tab/>11</text:p>
          <text:p text:style-name="P2">Packet <text:s/>130<text:tab/>11</text:p>
          <text:p text:style-name="P3">Description<text:tab/>11</text:p>
          <text:p text:style-name="P3">Conntent<text:tab/>11</text:p>
          <text:p text:style-name="P3">Example<text:tab/>11</text:p>
          <text:p text:style-name="P2">Packet <text:s/>131<text:tab/>11</text:p>
          <text:p text:style-name="P3">Description<text:tab/>11</text:p>
          <text:p text:style-name="P3">Conntent<text:tab/>11</text:p>
          <text:p text:style-name="P3">Example<text:tab/>12</text:p>
          <text:p text:style-name="P2">Packet <text:s/>132<text:tab/>12</text:p>
          <text:p text:style-name="P3">Description<text:tab/>12</text:p>
          <text:p text:style-name="P3">Conntent<text:tab/>12</text:p>
          <text:p text:style-name="P3">Example<text:tab/>12</text:p>
          <text:p text:style-name="P2">Packet <text:s/>134<text:tab/>13</text:p>
          <text:p text:style-name="P3">Description<text:tab/>13</text:p>
          <text:p text:style-name="P3">Conntent<text:tab/>13</text:p>
          <text:p text:style-name="P3">Example<text:tab/>13</text:p>
          <text:p text:style-name="P2">Packet <text:s/>135<text:tab/>13</text:p>
          <text:p text:style-name="P3">Description<text:tab/>13</text:p>
          <text:p text:style-name="P3">Conntent<text:tab/>13</text:p>
          <text:p text:style-name="P3">Example<text:tab/>13</text:p>
          <text:p text:style-name="P2">Packet <text:s/>137<text:tab/>14</text:p>
          <text:p text:style-name="P3">Description<text:tab/>14</text:p>
          <text:p text:style-name="P3">Conntent<text:tab/>14</text:p>
          <text:p text:style-name="P3">Example<text:tab/>15</text:p>
          <text:p text:style-name="P2">Packet <text:s/>138<text:tab/>15</text:p>
          <text:p text:style-name="P3">Description<text:tab/>15</text:p>
          <text:p text:style-name="P3">Conntent<text:tab/>15</text:p>
          <text:p text:style-name="P3">Example<text:tab/>15</text:p>
          <text:p text:style-name="P2">Packet 139<text:tab/>15</text:p>
          <text:p text:style-name="P3">Description<text:tab/>15</text:p>
          <text:p text:style-name="P3">Conntent<text:tab/>15</text:p>
          <text:p text:style-name="P3">Example<text:tab/>16</text:p>
          <text:p text:style-name="P2">Packet <text:s/>142<text:tab/>16</text:p>
          <text:p text:style-name="P3">Description<text:tab/>16</text:p>
          <text:p text:style-name="P3">Conntent<text:tab/>16</text:p>
          <text:p text:style-name="P3">Example<text:tab/>16</text:p>
          <text:p text:style-name="P2">Packet <text:s/>145<text:tab/>16</text:p>
          <text:p text:style-name="P3">Description<text:tab/>16</text:p>
          <text:p text:style-name="P3">Conntent<text:tab/>17</text:p>
          <text:p text:style-name="P3">Example<text:tab/>17</text:p>
          <text:p text:style-name="P2">Packet <text:s/>148<text:tab/>17</text:p>
          <text:p text:style-name="P3">Description<text:tab/>17</text:p>
          <text:p text:style-name="P3">Conntent<text:tab/>17</text:p>
          <text:p text:style-name="P3">Example<text:tab/>17</text:p>
          <text:p text:style-name="P2">Packet <text:s/>141<text:tab/>18</text:p>
          <text:p text:style-name="P3">Description<text:tab/>18</text:p>
          <text:p text:style-name="P3">Conntent<text:tab/>18</text:p>
          <text:p text:style-name="P3">Example<text:tab/>19</text:p>
          <text:p text:style-name="P2">Packet <text:s/>144<text:tab/>20</text:p>
          <text:p text:style-name="P3">Description<text:tab/>20</text:p>
          <text:p text:style-name="P3">Conntent<text:tab/>20</text:p>
          <text:p text:style-name="P3">Example<text:tab/>20</text:p>
          <text:p text:style-name="P1">Chat<text:tab/>21</text:p>
          <text:p text:style-name="P2">Receive IM (133)<text:tab/>21</text:p>
          <text:p text:style-name="P3">Description<text:tab/>21</text:p>
          <text:p text:style-name="P3">Conntent<text:tab/>21</text:p>
          <text:p text:style-name="P3">Example<text:tab/>22</text:p>
          <text:p text:style-name="P2">Ack IM (02)<text:tab/>22</text:p>
          <text:p text:style-name="P3">Description<text:tab/>22</text:p>
          <text:p text:style-name="P3">Conntent<text:tab/>22</text:p>
          <text:p text:style-name="P3">Example<text:tab/>22</text:p>
          <text:p text:style-name="P2">Send IM (02)<text:tab/>22</text:p>
          <text:p text:style-name="P3">Description<text:tab/>22</text:p>
          <text:p text:style-name="P3">Conntent<text:tab/>22</text:p>
          <text:p text:style-name="P3">Example<text:tab/>23</text:p>
          <text:p text:style-name="P2">Ack for our IM (133)<text:tab/>23</text:p>
          <text:p text:style-name="P3">Description<text:tab/>23</text:p>
          <text:p text:style-name="P3">Conntent<text:tab/>23</text:p>
          <text:p text:style-name="P3">Example<text:tab/>23</text:p>
          <text:p text:style-name="P2">Chat authentification (133)<text:tab/>24</text:p>
          <text:p text:style-name="P3">Description<text:tab/>24</text:p>
          <text:p text:style-name="P3">Conntent<text:tab/>24</text:p>
          <text:p text:style-name="P3">Example<text:tab/>24</text:p>
          <text:p text:style-name="P2">Chat authentification response(133)<text:tab/>24</text:p>
          <text:p text:style-name="P3">Description<text:tab/>24</text:p>
          <text:p text:style-name="P3">Conntent<text:tab/>25</text:p>
          <text:p text:style-name="P3">Example<text:tab/>25</text:p>
          <text:p text:style-name="P2">Packet 143<text:tab/>25</text:p>
          <text:p text:style-name="P3">Description<text:tab/>25</text:p>
          <text:p text:style-name="P3">Conntent<text:tab/>25</text:p>
          <text:p text:style-name="P3">Example<text:tab/>26</text:p>
        </text:index-body>
      </text:table-of-content>
      <text:p text:style-name="Standard"/>
      <text:p text:style-name="Standard"/>
      <text:p text:style-name="Standard">Infos:</text:p>
      <text:p text:style-name="Standard">xfire IM server = cs.xfire.com</text:p>
      <text:p text:style-name="Standard">port = 25999</text:p>
      <text:p text:style-name="Standard"/>
      <text:h text:style-name="Heading_20_2" text:outline-level="2">Open Connection</text:h>
      <text:p text:style-name="Standard">open connection to cs.xfire.com</text:p>
      <text:p text:style-name="Standard">send OC1 to cs.xfire.com</text:p>
      <text:p text:style-name="Standard">send Packet <text:s/>18 to cs.xfire.com</text:p>
      <text:p text:style-name="Standard">os.xfire.com sends AFA</text:p>
      <text:p text:style-name="Standard">send AUTH1 to cs.xfire.com</text:p>
      <text:p text:style-name="Standard">os.xfire.com sends ASUC</text:p>
      <text:p text:style-name="Standard">send CONF</text:p>
      <text:p text:style-name="Standard"/>
      <text:h text:style-name="Heading_20_2" text:outline-level="2">Information</text:h>
      <text:p text:style-name="Standard">SID = 16 bytes long</text:p>
      <text:p text:style-name="Standard">salt = 40 byte SHA1 thing</text:p>
      <text:p text:style-name="Standard">userid = 4 bytes long</text:p>
      <text:h text:style-name="Heading_20_2" text:outline-level="2">Password</text:h>
      <text:p text:style-name="Standard">When we have a password null and username null we receive this hash in the config:</text:p>
      <text:p text:style-name="Standard">5853ab14df6d90744943734beee321f09b5eaf41</text:p>
      <text:p text:style-name="Standard">this hash comes from this:</text:p>
      <text:p text:style-name="P4">UltimateArena</text:p>
      <text:p text:style-name="Standard"/>
      <text:p text:style-name="Standard">the hash in the config is this:</text:p>
      <text:p text:style-name="Standard">sha1(<text:span text:style-name="T1">username + password +UltimateArena</text:span>)</text:p>
      <text:p text:style-name="Standard"/>
      <text:p text:style-name="Standard">we send the password with this:</text:p>
      <text:p text:style-name="Standard">sha1(sha1(<text:span text:style-name="T1">username + password +UltimateArena</text:span>)+salt)</text:p>
      <text:p text:style-name="Standard"/>
      <text:h text:style-name="Heading_20_2" text:outline-level="2">Packets</text:h>
      <text:p text:style-name="Standard">Every packet has a packet header. Its constructed in the following way.</text:p>
      <text:p text:style-name="Standard">X1 X2 YY 00 ZZ</text:p>
      <text:p text:style-name="Standard">X1+X2 = packet length = X1 + X2*256</text:p>
      <text:p text:style-name="Standard">YY = packet ID</text:p>
      <text:p text:style-name="Standard">00 = unknown, perhaps the same thing as packet length for packet ID</text:p>
      <text:p text:style-name="Standard">ZZ = number of attributes that are in that packet.</text:p>
      <text:p text:style-name="Standard"/>
      <text:h text:style-name="Heading_20_2" text:outline-level="2">Authentification(Client side)</text:h>
      <text:h text:style-name="Heading_20_3" text:outline-level="3">Open Connection</text:h>
      <text:h text:style-name="Heading_20_4" text:outline-level="4">Description</text:h>
      <text:p text:style-name="Standard">This Packet opens the connection to the server.</text:p>
      <text:h text:style-name="Heading_20_4" text:outline-level="4">Conntent</text:h>
      <text:p text:style-name="Standard">It only contains a String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UA01</text:p>
          </table:table-cell>
        </table:table-row>
      </table:table>
      <text:h text:style-name="Heading_20_4" text:outline-level="4">Example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<text:span text:style-name="T2">00000000 <text:s/>55 41 30 31 <text:s text:c="2"/></text:span><text:s text:c="35"/>UA01</text:p>
          </table:table-cell>
        </table:table-row>
      </table:table>
      <text:p text:style-name="Text_20_body"/>
      <text:h text:style-name="Heading_20_3" text:outline-level="3">Packet <text:s/>18</text:h>
      <text:h text:style-name="Heading_20_4" text:outline-level="4">Description</text:h>
      <text:p text:style-name="Text_20_body">We send Basic information about our client.</text:p>
      <text:h text:style-name="Heading_20_4" text:outline-level="4">Conntent</text:h>
      <text:p text:style-name="Text_20_body">The packet contains:</text:p>
      <text:list text:style-name="L1">
        <text:list-item>
          <text:p text:style-name="P7">the skins we use</text:p>
        </text:list-item>
        <text:list-item>
          <text:p text:style-name="P7">the version of each skin</text:p>
        </text:list-item>
        <text:list-item>
          <text:p text:style-name="P7">the protocol version</text:p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magicNumber 00 type(18) 00 numberOfAtts //skins and versions of skins are 1 </text:p>
            <text:p text:style-name="P5">attribute_length 'skin' 04 01 numberOfSkins 00 lengthOfNextSkin 00 nameOfSkin LengthOfNextSkin 00 nameOfSkin (..andSoOn..) </text:p>
            <text:p text:style-name="P5">attribute_length <text:s/>'version' 04 02 numberOfSkins 00 (forEachSkin){ 01 00 00 00 } 12 00 03 00 01 </text:p>
            <text:p text:style-name="P5">attribute_length 'version' 02 versionNumber 00 00 00</text:p>
          </table:table-cell>
        </table:table-row>
      </table:table>
      <text:h text:style-name="Heading_20_4" text:outline-level="4">Example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00000004 <text:s/>33 00 12 00 02 04 73 6b <text:s/>69 6e 04 01 02 00 08 00 3.....sk in......</text:p>
            <text:p text:style-name="P5">00000014 <text:s/>53 74 61 6e 64 61 72 64 <text:s/>05 00 58 66 69 72 65 07 Standard ..Xfire.</text:p>
            <text:p text:style-name="P5">00000024 <text:s/>76 65 72 73 69 6f 6e 04 <text:s/>02 02 00 01 00 00 00 01 version. ........</text:p>
            <text:p text:style-name="P5">00000034 <text:s/>00 00 00 12 00 03 00 01 <text:s/>07 76 65 72 73 69 6f 6e ........ .version</text:p>
            <text:p text:style-name="P5">00000044 <text:s/>02 19 00 00 00</text:p>
          </table:table-cell>
        </table:table-row>
      </table:table>
      <text:p text:style-name="Text_20_body"/>
      <text:h text:style-name="Heading_20_3" text:outline-level="3">Packet <text:s/>1</text:h>
      <text:h text:style-name="Heading_20_4" text:outline-level="4">Description</text:h>
      <text:p text:style-name="Text_20_body">We send our username and password, which is encrypted, to the server</text:p>
      <text:h text:style-name="Heading_20_4" text:outline-level="4">Conntent</text:h>
      <text:p text:style-name="Text_20_body">The packet contains:</text:p>
      <text:list text:style-name="L2">
        <text:list-item>
          <text:p text:style-name="P8">the username</text:p>
        </text:list-item>
        <text:list-item>
          <text:p text:style-name="P8">the crypted password</text:p>
        </text:list-item>
      </text:list>
      <text:p text:style-name="Text_20_body">Password = sha1(sha1(<text:span text:style-name="T1">username + password +“UltimateArena“</text:span>)+salt)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packet_length 00 type(01) 00 numberOfAtts</text:p>
            <text:p text:style-name="P5">attribute_length 'name' <text:s/>usernameLength_length usernameLength 00 username</text:p>
            <text:p text:style-name="P5">attribute_length 'password' <text:s/>passwdLength_length passwdLength 00 cryptedPassword</text:p>
          </table:table-cell>
        </table:table-row>
      </table:table>
      <text:h text:style-name="Heading_20_4" text:outline-level="4">Example</text:h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">00000049 <text:s/>49 00 01 00 02 04 6e 61 <text:s/>6d 65 01 08 00 61 73 72 I.....na me...asr</text:p>
            <text:p text:style-name="P5">00000059 <text:s/>61 6e 69 65 6c 08 70 61 <text:s/>73 73 77 6f 72 64 01 28 aniel.pa ssword.(</text:p>
            <text:p text:style-name="P5">00000069 <text:s/>00 38 30 30 31 34 31 65 <text:s/>36 35 30 31 36 32 30 66 .800141e 6501620f</text:p>
            <text:p text:style-name="P5">00000079 <text:s/>61 39 30 34 65 31 61 66 <text:s/>62 66 61 36 31 66 30 63 a904e1af bfa61f0c</text:p>
            <text:p text:style-name="P5">00000089 <text:s/>34 65 31 33 35 38 64 66 <text:s/>65 <text:s text:c="21"/><text:tab/>4e1358df e</text:p>
          </table:table-cell>
        </table:table-row>
      </table:table>
      <text:h text:style-name="Heading_20_3" text:outline-level="3">Packet 4</text:h>
      <text:h text:style-name="Heading_20_4" text:outline-level="4">Description</text:h>
      <text:p text:style-name="Text_20_body">Join a game</text:p>
      <text:h text:style-name="Heading_20_4" text:outline-level="4">Conntent</text:h>
      <text:p text:style-name="Text_20_body">The packet contains:</text:p>
      <text:list text:style-name="L2" text:continue-numbering="true">
        <text:list-header>
          <text:p text:style-name="P8"/>
        </text:list-header>
      </text:list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5">packet_length 00 type(4) 00 numberOfAtts</text:p>
            <text:p text:style-name="P5">attribute_length 'gameid' <text:span text:style-name="T3">02 gameid</text:span></text:p>
          </table:table-cell>
        </table:table-row>
      </table:table>
      <text:h text:style-name="Heading_20_4" text:outline-level="4">Example</text:h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9">00000443 <text:s/>11 00 04 00 01 06 67 61 <text:s/>6d 65 69 64 02 00 00 00 ......ga meid....</text:p>
            <text:p text:style-name="P9">00000453 <text:s/>00 <text:s text:c="46"/>.</text:p>
            <text:p text:style-name="P9"/>
          </table:table-cell>
        </table:table-row>
      </table:table>
      <text:p text:style-name="Text_20_body"/>
      <text:h text:style-name="Heading_20_3" text:outline-level="3">Packet 6</text:h>
      <text:h text:style-name="Heading_20_4" text:outline-level="4">Description</text:h>
      <text:p text:style-name="Text_20_body">Invite a buddy</text:p>
      <text:h text:style-name="Heading_20_4" text:outline-level="4">Conntent</text:h>
      <text:p text:style-name="Text_20_body">The packet contains:</text:p>
      <text:list text:style-name="L2" text:continue-numbering="true">
        <text:list-header>
          <text:p text:style-name="P8"/>
        </text:list-header>
      </text:list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5">packet_length 00 type(6) 00 numberOfAtts</text:p>
            <text:p text:style-name="P5">attribute_length 'name' number_of_names<text:span text:style-name="T3"> name_length 00 name</text:span></text:p>
            <text:p text:style-name="P5">attribute_length '<text:span text:style-name="T3">msg' </text:span>number_of_msgs<text:span text:style-name="T3"> msg_length 00 msg</text:span></text:p>
          </table:table-cell>
        </table:table-row>
      </table:table>
      <text:h text:style-name="Heading_20_4" text:outline-level="4">Example</text:h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10">0000020A <text:s/>33 00 06 00 02 04 6e 61 <text:s/>6d 65 01 06 00 6b 65 61 3.....na me...kea</text:p>
            <text:p text:style-name="P10">0000021A <text:s/>6d 6f 73 03 6d 73 67 01 <text:s/>19 00 43 75 73 74 6f 6d mos.msg. ..Custom</text:p>
            <text:p text:style-name="P10">0000022A <text:s/>20 69 6e 76 69 74 61 74 <text:s/>69 6f 6e 20 6d 65 73 73 <text:s/>invitat ion mess</text:p>
            <text:p text:style-name="P9">0000023A <text:s/>61 67 65 <text:s text:c="40"/>age</text:p>
          </table:table-cell>
        </table:table-row>
      </table:table>
      <text:p text:style-name="Text_20_body"/>
      <text:h text:style-name="Heading_20_3" text:outline-level="3">Packet <text:s/>07</text:h>
      <text:h text:style-name="Heading_20_4" text:outline-level="4">Description</text:h>
      <text:p text:style-name="Text_20_body">Accept invitation</text:p>
      <text:h text:style-name="Heading_20_4" text:outline-level="4">Conntent</text:h>
      <text:p text:style-name="Text_20_body">The packet contains: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5">packet_length 00 packet_type(07) 00 numberOfAtts</text:p>
            <text:p text:style-name="P5">attribute_length 'name'<text:span text:style-name="T3"> 01 </text:span>name_length <text:span text:style-name="T3">00 </text:span><text:s/>name</text:p>
          </table:table-cell>
        </table:table-row>
      </table:table>
      <text:h text:style-name="Heading_20_4" text:outline-level="4">Example</text:h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reformatted_20_Text">00000000 <text:s/>15 00 07 00 01 04 6e 61 <text:s/>6d 65 01 08 00 61 73 72 ......na me...asr</text:p>
            <text:p text:style-name="Preformatted_20_Text"/>
            <text:p text:style-name="P11">00000010 <text:s/>61 6e 69 65 6c <text:s text:c="34"/>aniel</text:p>
          </table:table-cell>
        </table:table-row>
      </table:table>
      <text:h text:style-name="Heading_20_3" text:outline-level="3">Packet <text:s/>9</text:h>
      <text:h text:style-name="Heading_20_4" text:outline-level="4">Description</text:h>
      <text:p text:style-name="Text_20_body">Remove this buddy</text:p>
      <text:h text:style-name="Heading_20_4" text:outline-level="4">Conntent</text:h>
      <text:p text:style-name="Text_20_body">The packet contains:</text:p>
      <text:list text:style-name="L2" text:continue-numbering="true">
        <text:list-item>
          <text:p text:style-name="P8">the userid to be removed</text:p>
        </text:list-item>
      </text:list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5">packet_length 00 type(09) 00 numberOfAtts</text:p>
            <text:p text:style-name="P5">attribute_length 'userid' 02 userid</text:p>
          </table:table-cell>
        </table:table-row>
      </table:table>
      <text:h text:style-name="Heading_20_4" text:outline-level="4">Example</text:h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2">000001CB <text:s/>11 00 09 00 01 06 75 73 <text:s/>65 72 69 64 02 ab 3c 02 ......us erid..&lt;.</text:p>
            <text:p text:style-name="P12">000001DB <text:s/>00 <text:s text:c="46"/>.</text:p>
          </table:table-cell>
        </table:table-row>
      </table:table>
      <text:p text:style-name="Text_20_body"/>
      <text:h text:style-name="Heading_20_3" text:outline-level="3">Packet <text:s/>11</text:h>
      <text:h text:style-name="Heading_20_4" text:outline-level="4">Description</text:h>
      <text:p text:style-name="Text_20_body">Set status</text:p>
      <text:h text:style-name="Heading_20_4" text:outline-level="4">Conntent</text:h>
      <text:p text:style-name="Text_20_body">The packet contains: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3">(nextSegmentLength 00 0b 00 numberOfAtts-1)</text:p>
            <text:p text:style-name="P14">attribute_length 'type' 02 01 00 00 00</text:p>
            <text:p text:style-name="P14">attribute_length 'status' 05 01</text:p>
            <text:p text:style-name="P14">attribute_length 't' statusLength_length statusLength 00 status</text:p>
            <text:p text:style-name="P14"/>
            <text:p text:style-name="P13">(nextSegmentLength 00 0b 00 numberOfAtts+1)</text:p>
            <text:p text:style-name="P14">attribute_length 'type' 02 00 00 00 00</text:p>
          </table:table-cell>
        </table:table-row>
      </table:table>
      <text:h text:style-name="Heading_20_4" text:outline-level="4">Example</text:h>
      <text:p text:style-name="Text_20_body">Go away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reformatted_20_Text">00000000 <text:s/>35 00 0b 00 02 04 74 79 <text:s/>70 65 02 01 00 00 00 06 5.....ty pe......</text:p>
            <text:p text:style-name="Preformatted_20_Text"/>
            <text:p text:style-name="Preformatted_20_Text">00000010 <text:s/>73 74 61 74 75 73 05 01 <text:s/>01 74 01 18 00 62 75 61 status.. .t...bua</text:p>
            <text:p text:style-name="Preformatted_20_Text"/>
            <text:p text:style-name="Preformatted_20_Text">00000020 <text:s/>68 61 68 61 2c 20 73 65 <text:s/>67 66 61 75 6c 74 20 68 haha, se gfault h</text:p>
            <text:p text:style-name="Preformatted_20_Text"/>
            <text:p text:style-name="P11">00000030 <text:s/>65 61 76 65 6e <text:s text:c="34"/>eaven</text:p>
          </table:table-cell>
        </table:table-row>
      </table:table>
      <text:p text:style-name="Standard">Come back online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">00000035 <text:s/>0f 00 0b 00 02 04 74 79 <text:s/>70 65 02 00 00 00 00 <text:s text:c="3"/>......ty pe.....</text:p>
          </table:table-cell>
        </table:table-row>
      </table:table>
      <text:p text:style-name="Text_20_body"/>
      <text:h text:style-name="Heading_20_3" text:outline-level="3">Packet <text:s/>12</text:h>
      <text:h text:style-name="Heading_20_4" text:outline-level="4">Description</text:h>
      <text:p text:style-name="Text_20_body">Aks for more information about a buddy</text:p>
      <text:h text:style-name="Heading_20_4" text:outline-level="4">Conntent</text:h>
      <text:p text:style-name="Text_20_body">The packet contains: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5">packet_length 00 type(12) 00 numberOfAtts</text:p>
            <text:p text:style-name="P5">attribute_length 'name' number_of_names<text:span text:style-name="T3"> name_length 00 name</text:span></text:p>
            <text:p text:style-name="P5">attribute_length 'fname' <text:s/>number_of_fnames<text:span text:style-name="T3"> fname_length 00 fname //first name</text:span></text:p>
            <text:p text:style-name="P5">attribute_length 'lname' <text:s/>number_of_lnames<text:span text:style-name="T3"> lname_length 00 lname //last name</text:span></text:p>
            <text:p text:style-name="P5">attribute_length 'email' <text:s/>number_of_emails<text:span text:style-name="T3"> </text:span>email<text:span text:style-name="T3">_length 00 </text:span>email</text:p>
          </table:table-cell>
        </table:table-row>
      </table:table>
      <text:h text:style-name="Heading_20_4" text:outline-level="4">Example</text:h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9">000001DC <text:s/>2e 00 0c 00 04 04 6e 61 <text:s/>6d 65 01 06 00 6b 65 61 ......na me...kea</text:p>
            <text:p text:style-name="P9">000001EC <text:s/>6d 6f 73 05 66 6e 61 6d <text:s/>65 01 00 00 05 6c 6e 61 mos.fnam e....lna</text:p>
            <text:p text:style-name="P9">000001FC <text:s/>6d 65 01 00 00 05 65 6d <text:s/>61 69 6c 01 00 00 <text:s text:c="6"/>me....em ail...</text:p>
          </table:table-cell>
        </table:table-row>
      </table:table>
      <text:h text:style-name="Heading_20_3" text:outline-level="3">Packet <text:s/>14</text:h>
      <text:h text:style-name="Heading_20_4" text:outline-level="4">Description</text:h>
      <text:p text:style-name="Text_20_body">Alias change</text:p>
      <text:h text:style-name="Heading_20_4" text:outline-level="4">Conntent</text:h>
      <text:p text:style-name="Text_20_body">The packet contains:</text:p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5">packet_length 00 type(12) 00 numberOfAtts</text:p>
            <text:p text:style-name="P5">attribute_length 'nick' nickLength_length nickLength 00 nick</text:p>
          </table:table-cell>
        </table:table-row>
      </table:table>
      <text:h text:style-name="Heading_20_4" text:outline-level="4">Example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9">000003B2 <text:s/>1b 00 0e 00 01 04 6e 69 <text:s/>63 6b 01 0e 00 43 68 61 ......ni ck...Cha</text:p>
            <text:p text:style-name="P9">000003C2 <text:s/>6e 67 69 6e 67 20 6e 69 <text:s/>63 6b 73 <text:s text:c="15"/>nging ni cks</text:p>
          </table:table-cell>
        </table:table-row>
      </table:table>
      <text:h text:style-name="Heading_20_3" text:outline-level="3"/>
      <text:h text:style-name="Heading_20_3" text:outline-level="3"/>
      <text:h text:style-name="Heading_20_3" text:outline-level="3">Packet <text:s/>16</text:h>
      <text:h text:style-name="Heading_20_4" text:outline-level="4">Description</text:h>
      <text:p text:style-name="Text_20_body">We send some information about us to the server</text:p>
      <text:h text:style-name="Heading_20_4" text:outline-level="4">Conntent</text:h>
      <text:p text:style-name="Text_20_body">The packet contains:</text:p>
      <text:list text:style-name="L3">
        <text:list-item>
          <text:p text:style-name="P15">language used</text:p>
        </text:list-item>
        <text:list-item>
          <text:p text:style-name="P15">skink used</text:p>
        </text:list-item>
        <text:list-item>
          <text:p text:style-name="P15">theme used</text:p>
        </text:list-item>
        <text:list-item>
          <text:p text:style-name="P15">?partner?</text:p>
        </text:list-item>
      </text:list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">packet_length 00 packet_type(16) 00 numberOfAtts</text:p>
            <text:p text:style-name="P5">attribute_length 'lang' langLength_length langLength 00 'de' </text:p>
            <text:p text:style-name="P5">attribute_length 'skin' skinLength_length skinLength 00 SkinName <text:s/></text:p>
            <text:p text:style-name="P5">attribute_length 'theme' themeLength_length themeLength 00 theme <text:s/></text:p>
            <text:p text:style-name="P5">attribute_length 'partner' 01 00 00</text:p>
          </table:table-cell>
        </table:table-row>
      </table:table>
      <text:h text:style-name="Heading_20_4" text:outline-level="4">Example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">000000B5 <text:s/>37 00 10 00 04 04 6c 61 <text:s/>6e 67 01 02 00 75 73 04 7.....la ng...us.</text:p>
            <text:p text:style-name="P5">000000C5 <text:s/>73 6b 69 6e 01 04 00 53 <text:s/>43 43 54 05 74 68 65 6d skin...S CCT.them</text:p>
            <text:p text:style-name="P5">000000D5 <text:s/>65 01 08 00 52 75 62 79 <text:s/>20 52 65 64 07 70 61 72 e...Ruby <text:s/>Red.par</text:p>
            <text:p text:style-name="P5">000000E5 <text:s/>74 6e 65 72 01 00 00 <text:s text:c="28"/>tner...</text:p>
          </table:table-cell>
        </table:table-row>
      </table:table>
      <text:p text:style-name="Text_20_body"/>
      <text:h text:style-name="Heading_20_3" text:outline-level="3">Packet <text:s/>32</text:h>
      <text:h text:style-name="Heading_20_4" text:outline-level="4">Description</text:h>
      <text:p text:style-name="Text_20_body">Set Away message</text:p>
      <text:h text:style-name="Heading_20_4" text:outline-level="4">Conntent</text:h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packet_length 00 packet_type(16) 00 numberOfAtts</text:p>
            <text:p text:style-name="P5">2e 01 07 msg_length msg</text:p>
          </table:table-cell>
        </table:table-row>
      </table:table>
      <text:h text:style-name="Heading_20_4" text:outline-level="4">Example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5">00000000 <text:s/>10 00 20 00 01 2e 01 07 <text:s/>00 61 73 64 66 64 73 66 .. ..... .asdfdsf</text:p>
          </table:table-cell>
        </table:table-row>
      </table:table>
      <text:p text:style-name="Text_20_body"/>
      <text:p text:style-name="Standard"/>
      <text:p text:style-name="Standard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Authentification(Serverside)</text:h>
      <text:h text:style-name="Heading_20_3" text:outline-level="3">Packet <text:s/>128</text:h>
      <text:h text:style-name="Heading_20_4" text:outline-level="4">Description</text:h>
      <text:p text:style-name="Text_20_body">With this packet the server asks for authentification. We answer with packet number 1</text:p>
      <text:h text:style-name="Heading_20_4" text:outline-level="4">Conntent</text:h>
      <text:p text:style-name="Text_20_body">The packet contains:</text:p>
      <text:list text:style-name="L1" text:continue-numbering="true">
        <text:list-item>
          <text:p text:style-name="P7">the skins we use</text:p>
        </text:list-item>
        <text:list-item>
          <text:p text:style-name="P7">the version of each skin</text:p>
        </text:list-item>
        <text:list-item>
          <text:p text:style-name="P7">the protocol version</text:p>
        </text:list-item>
      </text:list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5">packet_length 00 type(80) 00 numberOfAtts</text:p>
            <text:p text:style-name="P5">attribute_length 'salt' saltLength_length saltLength 00 salt</text:p>
          </table:table-cell>
        </table:table-row>
      </table:table>
      <text:h text:style-name="Heading_20_4" text:outline-level="4">Example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">00000000 <text:s/>35 00 80 00 01 04 73 61 <text:s/>6c 74 01 28 00 66 62 36 5.....sa lt.(.fb6</text:p>
            <text:p text:style-name="P5">00000010 <text:s/>62 39 34 64 38 31 38 39 <text:s/>65 64 31 36 32 39 35 31 b94d8189 ed162951</text:p>
            <text:p text:style-name="P5">00000020 <text:s/>32 35 34 66 34 64 32 38 <text:s/>39 38 30 31 34 63 66 37 254f4d28 98014cf7</text:p>
            <text:p text:style-name="P5">00000030 <text:s/>66 65 65 63 64 <text:s text:c="34"/>feecd</text:p>
          </table:table-cell>
        </table:table-row>
      </table:table>
      <text:p text:style-name="Text_20_body"/>
      <text:h text:style-name="Heading_20_3" text:outline-level="3">Packet <text:s/>129</text:h>
      <text:h text:style-name="Heading_20_4" text:outline-level="4">Description</text:h>
      <text:p text:style-name="Standard">This error tells us that we dont have a valid username and password</text:p>
      <text:h text:style-name="Heading_20_4" text:outline-level="4">Conntent</text:h>
      <text:p text:style-name="Text_20_body">This packet contains:</text:p>
      <text:list text:style-name="L4">
        <text:list-item>
          <text:p text:style-name="P16">the reason for the connection refusing</text:p>
        </text:list-item>
      </text:list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5">packet_length 00 packet_type(129) 00 numberOfAtts</text:p>
            <text:p text:style-name="P5">attribute_length 'reason' 02 00 00 00 00</text:p>
          </table:table-cell>
        </table:table-row>
      </table:table>
      <text:h text:style-name="Heading_20_4" text:outline-level="4">Example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">00000035 <text:s/>11 00 81 00 01 06 72 65 <text:s/>61 73 6f 6e <text:s/>......re ason....</text:p>
            <text:p text:style-name="P5">00000045 <text:s/>00 <text:s text:c="7"/></text:p>
          </table:table-cell>
        </table:table-row>
      </table:table>
      <text:h text:style-name="Heading_20_3" text:outline-level="3">Packet <text:s/>130</text:h>
      <text:h text:style-name="Heading_20_4" text:outline-level="4">Description</text:h>
      <text:p text:style-name="Standard">We get this package as soon as we are logged</text:p>
      <text:h text:style-name="Heading_20_4" text:outline-level="4">Conntent</text:h>
      <text:p text:style-name="Text_20_body">This packet contains:</text:p>
      <text:list text:style-name="L4" text:continue-numbering="true">
        <text:list-header>
          <text:p text:style-name="P16"/>
        </text:list-header>
      </text:list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5">length_Of_packet 00 packet_type(130) 00 numberOfAtts </text:p>
            <text:p text:style-name="P5">attribute_length 'userid' 02 userid 00 </text:p>
            <text:p text:style-name="P5">attribute_length 'sid' 03 sid(length = 16) </text:p>
            <text:p text:style-name="P5">attribute_length 'nick' nickLength_length nickLength 00 nick(can be 00 if no nick is set)</text:p>
            <text:p text:style-name="P5">attribute_length 'status' 02 03 00 00 00</text:p>
            <text:p text:style-name="P5">attribute_length 'dlset' 01 00 00</text:p>
          </table:table-cell>
        </table:table-row>
      </table:table>
      <text:h text:style-name="Heading_20_4" text:outline-level="4">Example</text:h>
      <table:table table:name="Tabelle32" table:style-name="Tabelle32">
        <table:table-column table:style-name="Tabelle32.A"/>
        <table:table-row>
          <table:table-cell table:style-name="Tabelle32.A1" office:value-type="string">
            <text:p text:style-name="P5">00000035 <text:s/>43 00 82 00 05 06 75 73 <text:s/>65 72 69 64 02 82 9c 09 C.....us erid....</text:p>
            <text:p text:style-name="P5">00000045 <text:s/>00 03 73 69 64 03 e3 f5 <text:s/>63 c0 8a 9c f8 1b 55 79 ..sid... c.....Uy</text:p>
            <text:p text:style-name="P5">00000055 <text:s/>dd f8 d8 11 e3 14 04 6e <text:s/>69 63 6b 01 00 00 06 73 .......n ick....s</text:p>
            <text:p text:style-name="P5">00000065 <text:s/>74 61 74 75 73 02 03 00 <text:s/>00 00 05 64 6c 73 65 74 tatus... ...dlset</text:p>
            <text:p text:style-name="P5">00000075 <text:s/>01 00 00</text:p>
          </table:table-cell>
        </table:table-row>
      </table:table>
      <text:p text:style-name="Text_20_body"/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5">00000035 <text:s/>49 00 82 00 05 06 75 73 <text:s/>65 72 69 64 02 ab 3c 02 I.....us erid..&lt;.</text:p>
            <text:p text:style-name="P5">00000045 <text:s/>00 03 73 69 64 03 1f 31 <text:s/>a4 91 e2 2a 7b 19 e0 00 ..sid..1 ...*{...</text:p>
            <text:p text:style-name="P5">00000055 <text:s/>4d 9e 7a 58 e8 6b 04 6e <text:s/>69 63 6b 01 06 00 4b 65 M.zX.k.n ick...Ke</text:p>
            <text:p text:style-name="P5">00000065 <text:s/>61 6d 6f 73 06 73 74 61 <text:s/>74 75 73 02 03 00 00 00 amos.sta tus.....</text:p>
            <text:p text:style-name="P5">00000075 <text:s/>05 64 6c 73 65 74 01 00 <text:s/>00 <text:s text:c="21"/>.dlset.. .</text:p>
          </table:table-cell>
        </table:table-row>
      </table:table>
      <text:h text:style-name="Heading_20_3" text:outline-level="3">Packet <text:s/>131</text:h>
      <text:h text:style-name="Heading_20_4" text:outline-level="4">Description</text:h>
      <text:p text:style-name="Standard">Contact List, usernames and their nicks</text:p>
      <text:h text:style-name="Heading_20_4" text:outline-level="4">Conntent</text:h>
      <text:p text:style-name="Text_20_body">This packet contains:</text:p>
      <text:p text:style-name="Text_20_body">all usernames and their nicks</text:p>
      <text:list text:style-name="L4" text:continue-numbering="true">
        <text:list-header>
          <text:p text:style-name="P16"/>
        </text:list-header>
      </text:list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7">(nextSegmentLength type(131) 00 numberOfAtts)</text:p>
            <text:p text:style-name="P18">attribute_length 'friends' 04 01 numberOfFriends 00 userLength 00 userName userLength 00 userName </text:p>
            <text:p text:style-name="P18">attribute_length 'nick' 04 01 02 00 nickLength 00 nick nickLength 00 <text:s/>nick</text:p>
            <text:p text:style-name="P18">attribute_length 'userid' <text:span text:style-name="T4">04 02 02 00 userID userID </text:span></text:p>
          </table:table-cell>
        </table:table-row>
      </table:table>
      <text:h text:style-name="Heading_20_4" text:outline-level="4"/>
      <text:h text:style-name="Heading_20_4" text:outline-level="4">Example</text:h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00000035 <text:s/>49 00 82 00 05 06 75 73 <text:s/>65 72 69 64 02 ab 3c 02 I.....us erid..&lt;.</text:p>
            <text:p text:style-name="P5">00000045 <text:s/>00 03 73 69 64 03 1f 31 <text:s/>a4 91 e2 2a 7b 19 e0 00 ..sid..1 ...*{...</text:p>
            <text:p text:style-name="P5">00000055 <text:s/>4d 9e 7a 58 e8 6b 04 6e <text:s/>69 63 6b 01 06 00 4b 65 M.zX.k.n ick...Ke</text:p>
            <text:p text:style-name="P5">00000065 <text:s/>61 6d 6f 73 06 73 74 61 <text:s/>74 75 73 02 03 00 00 00 amos.sta tus.....</text:p>
            <text:p text:style-name="P5">00000075 <text:s/>05 64 6c 73 65 74 01 00 <text:s/>00 <text:s text:c="21"/>.dlset.. .</text:p>
          </table:table-cell>
        </table:table-row>
      </table:table>
      <text:h text:style-name="Heading_20_3" text:outline-level="3">Packet <text:s/>132</text:h>
      <text:h text:style-name="Heading_20_4" text:outline-level="4">Description</text:h>
      <text:p text:style-name="Standard">Contact List, buddys online</text:p>
      <text:h text:style-name="Heading_20_4" text:outline-level="4">Conntent</text:h>
      <text:p text:style-name="Text_20_body">This packet contains:</text:p>
      <text:list text:style-name="L4" text:continue-numbering="true">
        <text:list-header>
          <text:p text:style-name="P16"/>
        </text:list-header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3">(nextSegmentLength 00 type(132) 00 numberOfAtts)</text:p>
            <text:p text:style-name="P14">attribute_length 'userid' 04 02 01 00 ab 3c 02 00</text:p>
            <text:p text:style-name="P14">attribute_length 'sid' 04 03 01 00 sid(16bytes)</text:p>
          </table:table-cell>
        </table:table-row>
      </table:table>
      <text:h text:style-name="Heading_20_4" text:outline-level="4">Example</text:h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5"><text:span text:style-name="T5">000000D2 <text:s/>XX XX XX XX XX XX XX XX <text:s/>XX XX XX XX</text:span> <text:span text:style-name="T6">2c 00 84 00 </text:span><text:span text:style-name="T5">XXXXXXXX</text:span><text:span text:style-name="T7"> </text:span><text:span text:style-name="T5">XXXX</text:span><text:span text:style-name="T6">,...</text:span></text:p>
            <text:p text:style-name="P19">000000E2 <text:s/>02 06 75 73 65 72 69 64 <text:s/>04 02 01 00 ab 3c 02 00 ..userid .....&lt;..</text:p>
            <text:p text:style-name="P19">000000F2 <text:s/>03 73 69 64 04 03 01 00 <text:s/>8a ab d5 34 62 16 27 d7 .sid.... ...4b.'.</text:p>
            <text:p text:style-name="P19">00000102 <text:s/>0a ee 01 de dd 5b fd 95 <text:s/>.....[..</text:p>
          </table:table-cell>
        </table:table-row>
      </table:table>
      <text:p text:style-name="Text_20_body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5"><text:s text:c="56"/>a4 <text:s text:c="16"/>.</text:p>
            <text:p text:style-name="P5">000003C8 <text:s/>00 84 00 02 06 75 73 65 <text:s/>72 69 64 04 02 07 00 d6 .....use rid.....</text:p>
            <text:p text:style-name="P5">000003D8 <text:s/>33 01 00 ab 3c 02 00 82 <text:s/>9c 09 00 09 30 0a 00 53 3...&lt;... ....0..S</text:p>
            <text:p text:style-name="P5">000003E8 <text:s/>06 0c 00 09 01 0d 00 8c <text:s/>b2 12 00 03 73 69 64 04 ........ ....sid.</text:p>
            <text:p text:style-name="P5">000003F8 <text:s/>03 07 00 22 ea 0f a1 fc <text:s/>03 9e bf 5a 01 a5 8e 32 ...".... ...Z...2</text:p>
            <text:p text:style-name="P5">00000408 <text:s/>8d 9e 8c 08 c7 32 b9 61 <text:s/>00 70 0e 3c ad 46 79 c7 .....2.a .p.&lt;.Fy.</text:p>
            <text:p text:style-name="P5">00000418 <text:s/>a3 d9 ad 92 27 41 6c 35 <text:s/>be aa f6 76 ea b0 cd e5 ....'Al5 ...v....</text:p>
            <text:p text:style-name="P5">00000428 <text:s/>5e 27 79 27 58 68 cf 55 <text:s/>f7 de e9 b8 95 ca 1c 38 ^'y'Xh.U .......8</text:p>
            <text:p text:style-name="P5">00000438 <text:s/>a2 3a 6b 73 c7 d9 6e d6 <text:s/>91 01 e9 c1 ec 50 bf fc .:ks..n. .....P..</text:p>
            <text:p text:style-name="P5">00000448 <text:s/>09 58 4a aa 5f b2 5b 0c <text:s/>75 a1 de f6 79 44 f3 e6 .XJ._.[. u...yD..</text:p>
            <text:p text:style-name="P5">00000458 <text:s/>e4 fb 61 23 b7 5d 8d 20 <text:s/>98 cb 0b 28 4f 9b 81 f5 ..a#.]. <text:s/>...(O...</text:p>
            <text:p text:style-name="P5">00000468 <text:s/>ea 4b 5c</text:p>
          </table:table-cell>
        </table:table-row>
      </table:table>
      <text:p text:style-name="Text_20_body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0">0000003E <text:s/>2c 00 84 00 02 06 75 73 <text:s/>65 72 69 64 04 02 01 00 ,.....us erid....</text:p>
            <text:p text:style-name="P21">0000004E <text:s/>82 9c 09 00 03 73 69 64 <text:s/>04 03 01 00 00 00 00 00 .....sid ........<text:span text:style-name="T8">0000005E <text:s/>00 00 00 00 00 00 00 00 <text:s/>00 00 00 00 <text:s text:c="12"/>........ ....</text:span></text:p>
          </table:table-cell>
        </table:table-row>
      </table:table>
      <text:p text:style-name="Text_20_body"/>
      <text:p text:style-name="P22"/>
      <text:h text:style-name="Heading_20_3" text:outline-level="3">Packet <text:s/>134</text:h>
      <text:h text:style-name="Heading_20_4" text:outline-level="4">Description</text:h>
      <text:p text:style-name="Standard">auth rejected, version too old</text:p>
      <text:h text:style-name="Heading_20_4" text:outline-level="4">Conntent</text:h>
      <text:p text:style-name="Text_20_body">This packet contains:</text:p>
      <text:list text:style-name="L4" text:continue-numbering="true">
        <text:list-item>
          <text:p text:style-name="P16">the reason for the connection refusing</text:p>
        </text:list-item>
      </text:list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5">packet_length 00 packet_type(86) 00 numberOfAtts</text:p>
            <text:p text:style-name="P5">attribute_length 'version' 04 02 01 00 wantedVersionNumber 00 00 00</text:p>
            <text:p text:style-name="P5">attribute_length 'file' 04 01 01 00 urlLength 00 url</text:p>
            <text:p text:style-name="P5">attribute_length 'command' 04 02 01 00 01 00 00 00</text:p>
            <text:p text:style-name="P5">attribute_length 'fileid' 04 02 01 00 00 00 00 00</text:p>
          </table:table-cell>
        </table:table-row>
      </table:table>
      <text:h text:style-name="Heading_20_4" text:outline-level="4">Example</text:h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P5">00000035 <text:s/>5a 00 86 00 04 07 76 65 <text:s/>72 73 69 6f 6e 04 02 01 Z.....ve rsion...</text:p>
            <text:p text:style-name="P5">00000045 <text:s/>00 23 00 00 00 04 66 69 <text:s/>6c 65 04 01 01 00 1b 00 .#....fi le......</text:p>
            <text:p text:style-name="P5">00000055 <text:s/>68 74 74 70 3a 2f 2f 36 <text:s/>34 2e 35 36 2e 31 39 39 http://6 4.56.199</text:p>
            <text:p text:style-name="P5">00000065 <text:s/>2e 31 33 30 2f 33 35 2e <text:s/>65 78 65 07 63 6f 6d 6d .130/35. exe.comm</text:p>
            <text:p text:style-name="P5">00000075 <text:s/>61 6e 64 04 02 01 00 01 <text:s/>00 00 00 06 66 69 6c 65 and..... ....file</text:p>
            <text:p text:style-name="P5">00000085 <text:s/>69 64 04 02 01 00 00 00 <text:s/>00 00 <text:s text:c="18"/>id...... ..</text:p>
          </table:table-cell>
        </table:table-row>
      </table:table>
      <text:h text:style-name="Heading_20_3" text:outline-level="3">Packet <text:s/>135</text:h>
      <text:h text:style-name="Heading_20_4" text:outline-level="4">Description</text:h>
      <text:p text:style-name="Standard">Infos about the game a buddy is playing</text:p>
      <text:h text:style-name="Heading_20_4" text:outline-level="4">Conntent</text:h>
      <text:p text:style-name="Text_20_body">This packet contains: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3">(nextSegmentLength 00 87 00 numberOfAtts)</text:p>
            <text:p text:style-name="P14">attribute_length 'sid' 04 03 number_of_sids 00 sid(16 bytes)</text:p>
            <text:p text:style-name="P14">attribute_length 'gameid' 04 02 number_of_games 00 <text:span text:style-name="T9">gameid</text:span></text:p>
            <text:p text:style-name="P14">attribute_length 'gip' 04 02 number_of_ips 00 ip</text:p>
            <text:p text:style-name="P14">attribute_length 'gport' 04 02 number_of_ports 00 port(how coded?)</text:p>
          </table:table-cell>
        </table:table-row>
      </table:table>
      <text:h text:style-name="Heading_20_4" text:outline-level="4">Example</text:h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5"><text:span text:style-name="T6"><text:s text:c="35"/></text:span><text:span text:style-name="T10">2a 00 87 00 04 03 73 69 </text:span><text:s text:c="7"/><text:span text:style-name="T10"><text:s/>*.....si</text:span></text:p>
            <text:p text:style-name="P23">00000112 <text:s/>64 04 03 00 00 06 67 61 <text:s/>6d 65 69 64 04 02 00 00 d.....ga meid....</text:p>
            <text:p text:style-name="P23">00000122 <text:s/>03 67 69 70 04 02 00 00 <text:s/>05 67 70 6f 72 74 04 02 .gip.... .gport..</text:p>
            <text:p text:style-name="P5"><text:span text:style-name="T10">00000132 <text:s/>00 00</text:span> <text:s text:c="42"/><text:span text:style-name="T11"><text:s/></text:span><text:span text:style-name="T10">..</text:span></text:p>
          </table:table-cell>
        </table:table-row>
      </table:table>
      <text:p text:style-name="Standard"/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14">0000002C <text:s/>46 00 87 00 04 03 73 69 <text:s/>64 04 03 01 00 25 07 cd F.....si d....%..</text:p>
            <text:p text:style-name="P14">0000003C <text:s/>17 75 5b 93 58 06 7f 71 <text:s/>80 e2 56 bc 3c 06 67 61 .u[.X..q ..V.&lt;.ga</text:p>
            <text:p text:style-name="P14">0000004C <text:s/>6d 65 69 64 04 02 01 00 <text:s/>40 11 00 00 03 67 69 70 meid.... @....gip</text:p>
            <text:p text:style-name="P14">0000005C <text:s/>04 02 01 00 00 00 00 00 <text:s/>05 67 70 6f 72 74 04 02 ........ .gport..</text:p>
            <text:p text:style-name="P24">0000006C <text:s/>01 00 00 00 00 00 <text:s text:c="31"/>......</text:p>
          </table:table-cell>
        </table:table-row>
      </table:table>
      <table:table table:name="Tabelle46" table:style-name="Tabelle46">
        <table:table-column table:style-name="Tabelle46.A"/>
        <table:table-header-rows>
          <table:table-row>
            <table:table-cell table:style-name="Tabelle46.A1" office:value-type="string">
              <text:p text:style-name="P25"><text:s text:c="22"/>7e 00 87 00 <text:s/>04 03 73 69 64 04 03 03 .&lt;.a~... ..sid...</text:p>
              <text:p text:style-name="P25">0000036C <text:s/>00 26 b4 4c 0e 0a 5f 2c <text:s/>e1 2c bd 77 73 a0 25 69 .&amp;.L.._, .,.ws.%i</text:p>
              <text:p text:style-name="P25">0000037C <text:s/>13 ed 0a 6b 01 3c 7f 1f <text:s/>6e 41 ee dc 40 50 c1 89 ...k.&lt;.. nA..@P..</text:p>
              <text:p text:style-name="P25">0000038C <text:s/>ba 13 96 fa 86 18 22 3a <text:s/>1c 90 14 be 6a a0 a7 8b ......": ....j...</text:p>
              <text:p text:style-name="P25">0000039C <text:s/>fd 06 67 61 6d 65 69 64 <text:s/>04 02 03 00 f9 10 00 00 ..gameid ........</text:p>
              <text:p text:style-name="P25">000003AC <text:s/>56 10 00 00 78 10 00 00 <text:s/>03 67 69 70 04 02 03 00 V...x... .gip....</text:p>
              <text:p text:style-name="P25">000003BC <text:s/>00 00 00 00 e6 d4 ef d5 <text:s/>00 00 00 00 05 67 70 6f ........ .....gpo</text:p>
              <text:p text:style-name="P25">000003CC <text:s/>72 74 04 02 03 00 00 00 <text:s/>00 00 cf 3c 00 00 00 00 rt...... ...&lt;....</text:p>
              <text:p text:style-name="P25">000003DC <text:s/>00 00</text:p>
            </table:table-cell>
          </table:table-row>
        </table:table-header-rows>
      </table:table>
      <text:p text:style-name="Text_20_body"/>
      <text:p text:style-name="P14"/>
      <text:p text:style-name="P26">battlefield vietnam:</text:p>
      <table:table table:name="Tabelle45" table:style-name="Tabelle45">
        <table:table-column table:style-name="Tabelle45.A"/>
        <table:table-header-rows>
          <table:table-row>
            <table:table-cell table:style-name="Tabelle45.A1" office:value-type="string">
              <text:p text:style-name="P27">0000020D <text:s/>24 00 8e 00 02 03 73 69 <text:s/>64 03 bc c3 6d 2e 96 74 $.....si d...m..t</text:p>
              <text:p text:style-name="P27">0000021D <text:s/>75 84 3b 8f cc 78 47 f6 <text:s/>a5 c8 04 74 79 70 65 02 u.;..xG. ...type.</text:p>
              <text:p text:style-name="P27">0000022D <text:s/>00 00 00 00 <text:s text:c="37"/>....</text:p>
              <text:p text:style-name="P27">00000231 <text:s/>46 00 87 00 04 03 73 69 <text:s/>64 04 03 01 00 bc c3 6d F.....si d......m</text:p>
              <text:p text:style-name="P27">00000241 <text:s/>2e 96 74 75 84 3b 8f cc <text:s/>78 47 f6 a5 c8 06 67 61 ..tu.;.. xG....ga</text:p>
              <text:p text:style-name="P27">00000251 <text:s/>6d 65 69 64 04 02 01 00 <text:s/>56 10 00 00 03 67 69 70 meid.... V....gip</text:p>
              <text:p text:style-name="P27">00000261 <text:s/>04 02 01 00 00 00 00 00 <text:s/>05 67 70 6f 72 74 04 02 ........ .gport..</text:p>
              <text:p text:style-name="P27">00000271 <text:s/>01 00 00 00 00 00 <text:s text:c="31"/>......</text:p>
              <text:p text:style-name="P27">000002BD <text:s/>46 00 87 00 04 03 73 69 <text:s/>64 04 03 01 00 bc c3 6d F.....si d......m</text:p>
              <text:p text:style-name="P27">000002CD <text:s/>2e 96 74 75 84 3b 8f cc <text:s/>78 47 f6 a5 c8 06 67 61 ..tu.;.. xG....ga</text:p>
              <text:p text:style-name="P27">000002DD <text:s/>6d 65 69 64 04 02 01 00 <text:s/>56 10 00 00 03 67 69 70 meid.... V....gip</text:p>
              <text:p text:style-name="P27">000002ED <text:s/>04 02 01 00 22 08 26 cf <text:s/>05 67 70 6f 72 74 04 02 ....".&amp;. .gport..</text:p>
              <text:p text:style-name="P27">000002FD <text:s/>01 00 fc 6c 00 00 <text:s text:c="31"/>...l..</text:p>
              <text:p text:style-name="P27">00000303 <text:s/>46 00 87 00 04 03 73 69 <text:s/>64 04 03 01 00 bc c3 6d F.....si d......m</text:p>
              <text:p text:style-name="P27">00000313 <text:s/>2e 96 74 75 84 3b 8f cc <text:s/>78 47 f6 a5 c8 06 67 61 ..tu.;.. xG....ga</text:p>
              <text:p text:style-name="P27">00000323 <text:s/>6d 65 69 64 04 02 01 00 <text:s/>56 10 00 00 03 67 69 70 meid.... V....gip</text:p>
              <text:p text:style-name="P27">00000333 <text:s/>04 02 01 00 6d e7 70 d4 <text:s/>05 67 70 6f 72 74 04 02 ....m.p. .gport..</text:p>
              <text:p text:style-name="P27">00000343 <text:s/>01 00 cf 3c 00 00 <text:s text:c="31"/>...&lt;..</text:p>
            </table:table-cell>
          </table:table-row>
        </table:table-header-rows>
      </table:table>
      <text:p text:style-name="P26"/>
      <text:p text:style-name="P26"/>
      <text:h text:style-name="Heading_20_3" text:outline-level="3">Packet <text:s/>137</text:h>
      <text:h text:style-name="Heading_20_4" text:outline-level="4">Description</text:h>
      <text:p text:style-name="Standard">Result of add buddy</text:p>
      <text:h text:style-name="Heading_20_4" text:outline-level="4">Conntent</text:h>
      <text:p text:style-name="Text_20_body">This packet contains:</text:p>
      <text:list text:style-name="L4" text:continue-numbering="true">
        <text:list-item>
          <text:p text:style-name="P16">the reason for the connection refusing</text:p>
        </text:list-item>
      </text:list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5">packet_length 00 packet_type(137) 00 numberOfAtts</text:p>
            <text:p text:style-name="P5">attribute_length 'name' number_of_names name_length 00 name</text:p>
            <text:p text:style-name="P5"/>
            <text:p text:style-name="P5">(attribute_length 'reason' 02 00 00 00 00)//error</text:p>
            <text:p text:style-name="P5">or</text:p>
            <text:p text:style-name="P5">(attribute_length 'result' 02 00 00 00 00)//success</text:p>
          </table:table-cell>
        </table:table-row>
      </table:table>
      <text:h text:style-name="Heading_20_4" text:outline-level="4">Example</text:h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">00000000 <text:s/>1d 00 89 00 02 04 6e 61 <text:s/>6d 65 01 04 00 73 73 64 ......na me...ssd</text:p>
            <text:p text:style-name="P9">00000010 <text:s/>66 06 72 65 73 75 6c 74 <text:s/>02 00 00 00 00 <text:s text:c="9"/>f.result .....</text:p>
          </table:table-cell>
        </table:table-row>
      </table:table>
      <text:p text:style-name="Standard"/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9">00000000 <text:s/>23 00 89 00 02 04 6e 61 <text:s/>6d 65 01 0a 00 6b 65 6e #.....na me...ken</text:p>
            <text:p text:style-name="P9">00000010 <text:s/>73 68 69 6e 33 33 33 06 <text:s/>72 65 73 75 6c 74 02 00 shin333. result..</text:p>
            <text:p text:style-name="P9">00000020 <text:s/>00 00 00 <text:s text:c="40"/>...</text:p>
          </table:table-cell>
        </table:table-row>
      </table:table>
      <text:p text:style-name="Text_20_body"/>
      <text:p text:style-name="Text_20_body"/>
      <text:h text:style-name="Heading_20_3" text:outline-level="3">Packet <text:s/>138</text:h>
      <text:h text:style-name="Heading_20_4" text:outline-level="4">Description</text:h>
      <text:p text:style-name="Standard">Invitiation to be added to the contact list</text:p>
      <text:h text:style-name="Heading_20_4" text:outline-level="4">Conntent</text:h>
      <text:p text:style-name="Text_20_body">This packet contains:</text:p>
      <text:list text:style-name="L4" text:continue-numbering="true">
        <text:list-item>
          <text:p text:style-name="P16">the reason for the connection refusing</text:p>
        </text:list-item>
      </text:list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5">packet_length 00 packet_type(138) 00 numberOfAtts</text:p>
            <text:p text:style-name="P5">attribute_length 'name' <text:span text:style-name="T3">04 01 01 00 </text:span>name_length <text:span text:style-name="T3">00 </text:span><text:s/>name</text:p>
            <text:p text:style-name="P5">attribute_length 'nick' 04 01 01 00 nick_length 00</text:p>
            <text:p text:style-name="P5">attribute_length 'msg' <text:s/><text:span text:style-name="T3">04 01 01 00 message_length 00 message</text:span></text:p>
          </table:table-cell>
        </table:table-row>
      </table:table>
      <text:h text:style-name="Heading_20_4" text:outline-level="4">Example</text:h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P9"><text:s text:c="31"/>48 <text:s/>00 8a 00 03 04 6e 61 6d <text:s text:c="7"/>H .....nam</text:p>
            <text:p text:style-name="P9">00000112 <text:s/>65 04 01 01 00 08 00 62 <text:s/>6c 69 74 7a 31 31 31 04 e......b litz111.</text:p>
            <text:p text:style-name="P9">00000122 <text:s/>6e 69 63 6b 04 01 01 00 <text:s/>00 00 03 6d 73 67 04 01 nick.... ...msg..</text:p>
            <text:p text:style-name="P9">00000132 <text:s/>01 00 1b 00 41 64 64 20 <text:s/>6d 65 20 74 6f 20 79 6f ....Add <text:s/>me to yo</text:p>
            <text:p text:style-name="P9">00000142 <text:s/>75 72 20 46 72 69 65 6e <text:s/>64 73 20 6c 69 73 74 <text:s text:c="3"/>ur Frien ds list</text:p>
          </table:table-cell>
        </table:table-row>
      </table:table>
      <text:h text:style-name="Heading_20_3" text:outline-level="3">Packet 139</text:h>
      <text:h text:style-name="Heading_20_4" text:outline-level="4">Description</text:h>
      <text:p text:style-name="Standard">Ack for remove buddy</text:p>
      <text:h text:style-name="Heading_20_4" text:outline-level="4">Conntent</text:h>
      <text:p text:style-name="Text_20_body">This packet contains:</text:p>
      <text:list text:style-name="L5">
        <text:list-header>
          <text:p text:style-name="P28"/>
        </text:list-header>
      </text:list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5">packet_length type(139) number_of_atts</text:p>
            <text:p text:style-name="P5"/>
          </table:table-cell>
        </table:table-row>
      </table:table>
      <text:h text:style-name="Heading_20_4" text:outline-level="4">Example</text:h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29">00000000 <text:s/>11 00 8b 00 01 06 75 73 <text:s/>65 72 69 64 02 ab 3c 02 ......us erid..&lt;.</text:p>
            <text:p text:style-name="P30">00000010 <text:s/>00 <text:s text:c="18"/></text:p>
          </table:table-cell>
        </table:table-row>
      </table:table>
      <text:h text:style-name="Heading_20_3" text:outline-level="3">Packet <text:s/>142</text:h>
      <text:h text:style-name="Heading_20_4" text:outline-level="4">Description</text:h>
      <text:p text:style-name="Standard">Online(away) status information</text:p>
      <text:h text:style-name="Heading_20_4" text:outline-level="4">Conntent</text:h>
      <text:p text:style-name="Text_20_body">This packet contains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13">(nextSegmentLength 00 8e 00 numberOfAtts)</text:p>
            <text:p text:style-name="P14">attribute_length 'sid' <text:span text:style-name="T11">03 </text:span>sid(16bytes)</text:p>
            <text:p text:style-name="P14">attribute_length 'type' 02 01 00 00 00</text:p>
            <text:p text:style-name="P14">attribute_length 'status' 05 01</text:p>
            <text:p text:style-name="P14">attribute_length 't' statusLength_length statusLength 00 status</text:p>
          </table:table-cell>
        </table:table-row>
      </table:table>
      <text:h text:style-name="Heading_20_4" text:outline-level="4">Example</text:h>
      <text:p text:style-name="Text_20_body"/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5"><text:span text:style-name="T10">00000132 <text:s text:c="6"/></text:span><text:s/><text:span text:style-name="T11">4a 00 8e 00 03 03 <text:s/>73 69 64 03 8a ab d5 34 </text:span><text:s text:c="2"/><text:span text:style-name="T11">J..... sid....4</text:span></text:p>
            <text:p text:style-name="P31">00000142 <text:s/>62 16 27 d7 0a ee 01 de <text:s/>dd 5b fd 95 04 74 79 70 b.'..... .[...typ</text:p>
            <text:p text:style-name="P31">00000152 <text:s/>65 02 01 00 00 00 06 73 <text:s/>74 61 74 75 73 05 01 01 e......s tatus...</text:p>
            <text:p text:style-name="P31">00000162 <text:s/>74 01 18 00 28 41 46 4b <text:s/>29 20 41 77 61 79 20 46 t...(AFK ) Away F</text:p>
            <text:p text:style-name="P5"><text:span text:style-name="T11">00000172 <text:s/>72 6f 6d 20 4b 65 79 62 <text:s/>6f 61 72 64</text:span> <text:s text:c="11"/><text:span text:style-name="T6"><text:s/></text:span><text:span text:style-name="T7">rom Keyb oard</text:span></text:p>
          </table:table-cell>
        </table:table-row>
      </table:table>
      <text:p text:style-name="P32"/>
      <text:p text:style-name="Text_20_body">This one comes if a user is back online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33">0000023D <text:s/>38 00 8e 00 03 03 73 69 <text:s/>64 03 be d8 a8 53 b1 36 8.....si d....S.6</text:p>
            <text:p text:style-name="P33">0000024D <text:s/>3b e0 c0 e2 3e 6a c6 04 <text:s/>fa 29 04 74 79 70 65 02 ;...&gt;j.. .).type.</text:p>
            <text:p text:style-name="P33">0000025D <text:s/>01 00 00 00 06 73 74 61 <text:s/>74 75 73 05 01 01 74 01 .....sta tus...t.</text:p>
            <text:p text:style-name="P34">0000026D <text:s/>06 00 4f 6e 6c 69 6e 65 <text:s text:c="25"/>..Online </text:p>
          </table:table-cell>
        </table:table-row>
      </table:table>
      <text:p text:style-name="Text_20_body">This one comes if a user is back online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P35">0000004A <text:s/>24 00 8e 00 02 03 73 69 <text:s/>64 03 0f a6 ae eb d3 b1 $.....si d.......</text:p>
            <text:p text:style-name="P35">0000005A <text:s/>32 99 c3 8a 07 02 92 a8 <text:s/>09 5d 04 74 79 70 65 02 2....... .].type.</text:p>
            <text:p text:style-name="P35">0000006A <text:s/>00 00 00 00 <text:s text:c="37"/>....</text:p>
          </table:table-cell>
        </table:table-row>
      </table:table>
      <text:p text:style-name="P32"/>
      <text:h text:style-name="Heading_20_3" text:outline-level="3"/>
      <text:h text:style-name="Heading_20_3" text:outline-level="3"/>
      <text:h text:style-name="Heading_20_3" text:outline-level="3">Packet <text:s/>145</text:h>
      <text:h text:style-name="Heading_20_4" text:outline-level="4">Description</text:h>
      <text:p text:style-name="Standard">This error tells us that somebody logged in as us from somewhere else</text:p>
      <text:h text:style-name="Heading_20_4" text:outline-level="4">Conntent</text:h>
      <text:p text:style-name="Text_20_body">This packet contains:</text:p>
      <text:list text:style-name="L4" text:continue-numbering="true">
        <text:list-item>
          <text:p text:style-name="P16">the reason for the connection aborting</text:p>
        </text:list-item>
      </text:list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5">packet_length 00 packet_type(145) 00 numberOfAtts</text:p>
            <text:p text:style-name="P5">attribute_length 'reason' 02 <text:span text:style-name="T3">01</text:span> 00 00 00</text:p>
          </table:table-cell>
        </table:table-row>
      </table:table>
      <text:h text:style-name="Heading_20_4" text:outline-level="4">Example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0">0000022D <text:s/>11 00 91 00 01 06 72 65 <text:s/>61 73 6f 6e 02 01 00 00 ......re ason....</text:p>
            <text:p text:style-name="P12">0000023D <text:s/>00 <text:s text:c="10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6">000389 <text:s/>2b 00 91 00 03 06 72 65 <text:s/>61 73 6f 6e 02 01 00 00 +.....re ason....</text:p>
            <text:p text:style-name="P36">000003 <text:s/>00 07 6d 69 6e 72 65 63 <text:s/>74 02 00 00 00 00 07 6d ..minrec t......m</text:p>
            <text:p text:style-name="P37">0003A9 <text:s/>61 78 72 65 63 74 02 00 <text:s/>00 00 00 <text:s text:c="15"/>axrect.. ...</text:p>
          </table:table-cell>
        </table:table-row>
      </table:table>
      <text:p text:style-name="Text_20_body"/>
      <text:h text:style-name="Heading_20_3" text:outline-level="3">Packet <text:s/>148</text:h>
      <text:h text:style-name="Heading_20_4" text:outline-level="4">Description</text:h>
      <text:p text:style-name="Standard">Some game information? No username or so...</text:p>
      <text:h text:style-name="Heading_20_4" text:outline-level="4">Conntent</text:h>
      <text:p text:style-name="Text_20_body">This packet contains: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17">(nextSegmentLength type(131) 00 numberOfAtts)</text:p>
            <text:p text:style-name="P18">attribute_length 'max' </text:p>
            <text:p text:style-name="P18">attribute_length 'gameid' </text:p>
            <text:p text:style-name="P18">attribute_length 'gip' </text:p>
            <text:p text:style-name="P18">attribute_length 'gport' </text:p>
          </table:table-cell>
        </table:table-row>
      </table:table>
      <text:h text:style-name="Heading_20_4" text:outline-level="4">Example</text:h>
      <text:p text:style-name="Text_20_body"/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9">00000098 <text:s text:c="47"/>37 <text:s text:c="16"/>7</text:p>
            <text:p text:style-name="P9">000000A8 <text:s/>00 94 00 04 03 6d 61 78 <text:s/>02 1e 00 00 00 06 67 61 .....max ......ga</text:p>
            <text:p text:style-name="P9">000000B8 <text:s/>6d 65 69 64 04 02 01 00 <text:s/>09 10 00 00 03 67 69 70 meid.... .....gip</text:p>
            <text:p text:style-name="P9">000000C8 <text:s/>04 02 01 00 4e db 13 43 <text:s/>05 67 70 6f 72 74 04 02 ....N..C .gport..</text:p>
            <text:p text:style-name="P9">000000D8 <text:s/>01 00 e7 38 00 00 <text:s text:c="31"/>...8..</text:p>
          </table:table-cell>
        </table:table-row>
      </table:table>
      <text:p text:style-name="Text_20_body"/>
      <text:p text:style-name="P38"/>
      <text:p text:style-name="P38"/>
      <text:h text:style-name="P39" text:outline-level="3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5">Packet is 654(28e) bytes long</text:p>
            <text:p text:style-name="P5"/>
            <text:p text:style-name="P5">00000138 <text:s/>XX 8e 02 83 00 03 <text:span text:style-name="T6">07 66 <text:s/>72 69 65 6e 64 73 04 01</text:span> 0.....<text:span text:style-name="T6">.f riends..</text:span></text:p>
            <text:p text:style-name="P19">00000148 <text:s/>1e 00 0a 00 6a 65 73 75 <text:s/>73 66 72 65 61 6b 05 00 ....jesu sfreak..</text:p>
            <text:p text:style-name="P19">00000158 <text:s/>67 6c 6f 62 65 09 00 6d <text:s/>61 74 63 68 62 6f 6f 6b globe..m atchbook</text:p>
            <text:p text:style-name="P19">00000168 <text:s/>06 00 6b 65 61 6d 6f 73 <text:s/>08 00 64 33 66 31 61 6e ..keamos ..d3f1an</text:p>
            <text:p text:style-name="P19">00000178 <text:s/>63 33 09 00 70 6c 6f 6b <text:s/>6b 72 31 32 33 0c 00 65 c3..plok kr123..e</text:p>
            <text:p text:style-name="P19">00000188 <text:s/>65 74 75 72 77 65 65 64 <text:s/>69 65 73 09 00 62 69 67 eturweed ies..big</text:p>
            <text:p text:style-name="P19">00000198 <text:s/>73 63 68 69 6d 73 08 00 <text:s/>61 73 72 61 6e 69 65 6c schims.. asraniel</text:p>
            <text:p text:style-name="P19">000001A8 <text:s/>06 00 6b 6f 6f 6c 69 6f <text:s/>06 00 63 68 61 6f 73 6b ..koolio ..chaosk</text:p>
            <text:p text:style-name="P19">000001B8 <text:s/>08 00 70 6f 69 6e 74 33 <text:s/>31 34 05 00 6f 72 69 61 ..point3 14..oria</text:p>
            <text:p text:style-name="P19">000001C8 <text:s/>68 0e 00 61 6c 62 69 6e <text:s/>6f 63 68 69 6e 61 6d 61 h..albin ochinama</text:p>
            <text:p text:style-name="P19">000001D8 <text:s/>6e 0b 00 75 6e 68 6f 6c <text:s/>79 6d 61 6b 65 72 09 00 n..unhol ymaker..</text:p>
            <text:p text:style-name="P19">000001E8 <text:s/>64 61 64 64 79 6e 6f 6f <text:s/>6f 0c 00 64 6f 72 6b 79 daddynoo o..dorky</text:p>
            <text:p text:style-name="P19">000001F8 <text:s/>74 69 66 66 61 6e 79 09 <text:s/>00 6c 61 7a 65 72 6d 61 tiffany. .lazerma</text:p>
            <text:p text:style-name="P19">00000208 <text:s/>6e 65 06 00 62 65 65 66 <text:s/>67 74 0c 00 69 61 6d 74 ne..beef gt..iamt</text:p>
            <text:p text:style-name="P19">00000218 <text:s/>68 65 6b 69 6c 6c 65 72 <text:s/>08 00 62 6c 69 74 7a 31 hekiller ..blitz1</text:p>
            <text:p text:style-name="P19">00000228 <text:s/>31 31 07 00 6d 61 64 67 <text:s/>75 6e 61 0a 00 66 6c 69 11..madg una..fli</text:p>
            <text:p text:style-name="P19">00000238 <text:s/>70 73 74 79 6c 65 65 07 <text:s/>00 65 63 6f 6d 69 6b 65 pstylee. .ecomike</text:p>
            <text:p text:style-name="P19">00000248 <text:s/>0f 00 66 6f 73 68 65 65 <text:s/>7a 79 6d 79 6e 65 65 7a ..foshee zymyneez</text:p>
            <text:p text:style-name="P19">00000258 <text:s/>79 09 00 69 61 6d 6d 6f <text:s/>75 73 65 79 07 00 61 70 y..iammo usey..ap</text:p>
            <text:p text:style-name="P19">00000268 <text:s/>68 65 74 74 6f 0c 00 69 <text:s/>6c 6c 73 6b 69 6c 6c 73 hetto..i llskills</text:p>
            <text:p text:style-name="P19">00000278 <text:s/>37 31 39 07 00 64 73 79 <text:s/>70 68 65 72 0d 00 70 68 719..dsy pher..ph</text:p>
            <text:p text:style-name="P5"><text:span text:style-name="T6">00000288 <text:s/>6f 65 6e 69 78 69 6e 71 <text:s/>75 69 73 04 6e 69 63 6b oenixinq uis</text:span><text:span text:style-name="T12">.nick</text:span></text:p>
            <text:p text:style-name="P17">00000298 <text:s/>04 01 1e 00 0a 00 4a 65 <text:s/>73 75 73 46 72 65 61 6b ......Je susFreak</text:p>
            <text:p text:style-name="P17">000002A8 <text:s/>00 00 09 00 4d 61 74 63 <text:s/>68 62 6f 6f 6b 06 00 4b ....Matc hbook..K</text:p>
            <text:p text:style-name="P17">000002B8 <text:s/>65 61 6d 6f 73 08 00 44 <text:s/>65 66 69 61 6e 63 65 00 eamos..D efiance.</text:p>
            <text:p text:style-name="P17">000002C8 <text:s/>00 04 00 6c 6f 4f 6c 09 <text:s/>00 42 69 67 53 63 68 69 ...loOl. .BigSchi</text:p>
            <text:p text:style-name="P17">000002D8 <text:s/>6d 73 00 00 06 00 4b 6f <text:s/>6f 6c 69 6f 0c 00 43 68 ms....Ko olio..Ch</text:p>
            <text:p text:style-name="P17">000002E8 <text:s/>61 6f 73 20 4b 69 6c 6c <text:s/>65 72 00 00 00 00 00 00 aos Kill er......</text:p>
            <text:p text:style-name="P17">000002F8 <text:s/>06 00 55 6e 68 6f 6c 79 <text:s/>00 00 00 00 09 00 4c 61 ..Unholy ......La</text:p>
            <text:p text:style-name="P17">00000308 <text:s/>7a 65 72 4d 61 6e 65 00 <text:s/>00 00 00 00 00 00 00 00 zerMane. ........</text:p>
            <text:p text:style-name="P17">00000318 <text:s/>00 05 00 44 72 55 6e 4b <text:s/>09 00 66 61 20 73 68 65 ...DrUnK ..fa she</text:p>
            <text:p text:style-name="P17">00000328 <text:s/>65 7a 79 05 00 6d 6f 55 <text:s/>73 65 00 00 00 00 0a 00 ezy..moU se......</text:p>
            <text:p text:style-name="P5"><text:span text:style-name="T12">00000338 <text:s/>44 61 72 6b 53 79 70 68 <text:s/>65 72 00 00 06 75 73 65 DarkSyph er..</text:span>.use</text:p>
            <text:p text:style-name="P5">00000348 <text:s/>72 69 64 04 02 1e 00 fc <text:s/>31 01 00 79 32 01 00 d6 rid..... 1..y2...</text:p>
            <text:p text:style-name="P5">00000358 <text:s/>33 01 00 ab 3c 02 00 a2 <text:s/>93 02 00 e3 3c 04 00 42 3...&lt;... ....&lt;..B</text:p>
            <text:p text:style-name="P5">00000368 <text:s/>f9 04 00 7c af 05 00 82 <text:s/>9c 09 00 05 24 0a 00 09 ...|.... ....$...</text:p>
            <text:p text:style-name="P5">00000378 <text:s/>30 0a 00 41 a1 0a 00 0c <text:s/>a4 0a 00 ec ae 0a 00 dd 0..A.... ........</text:p>
            <text:p text:style-name="P5">00000388 <text:s/>ce 0a 00 c6 a1 0b 00 13 <text:s/>fa 0b 00 53 06 0c 00 ca ........ ...S....</text:p>
            <text:p text:style-name="P5">00000398 <text:s/>1c 0c 00 62 67 0c 00 09 <text:s/>01 0d 00 2f 8f 0d 00 7c ...bg... .../...|</text:p>
            <text:p text:style-name="P5">000003A8 <text:s/>31 0e 00 f3 a5 0e 00 e9 <text:s/>fa 10 00 c3 2c 11 00 d7 1....... ....,...</text:p>
            <text:p text:style-name="P5">000003B8 <text:s/>7d 11 00 32 8d 11 00 8c <text:s/>b2 12 00 6b 16 15 00 XX }..2.... ...k....</text:p>
          </table:table-cell>
        </table:table-row>
      </table:table>
      <text:h text:style-name="Heading_20_3" text:outline-level="3">Packet <text:s/>154</text:h>
      <text:h text:style-name="Heading_20_4" text:outline-level="4">Description</text:h>
      <text:p text:style-name="Standard">Away Message of a buddy</text:p>
      <text:h text:style-name="Heading_20_4" text:outline-level="4">Conntent</text:h>
      <text:p text:style-name="Text_20_body">This packet contains:</text:p>
      <text:list text:style-name="L7">
        <text:list-item>
          <text:p text:style-name="P40">the reason for the connection aborting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5">packet_length 00 packet_type(154) 00 numberOfAtts</text:p>
            <text:p text:style-name="P5">attribute_length 'sid' <text:span text:style-name="T9">04 03 01 00 01 sid(16 bytes)</text:span></text:p>
            <text:p text:style-name="P35">msg <text:s/>04 01 01 00 msg_length 00 msg</text:p>
          </table:table-cell>
        </table:table-row>
      </table:table>
      <text:h text:style-name="Heading_20_4" text:outline-level="4">Example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41"><text:span text:style-name="T13"><text:s text:c="16"/></text:span>3f 00 9a 00 02 03 <text:s/>73 69 64 04 03 01 00 01 rd?..... sid.....</text:p>
            <text:p text:style-name="P41">0000046E <text:s/>af fc 8b 36 53 8f 0d 65 <text:s/>bf 8f 80 71 97 00 1b 03 ...6S..e ...q....</text:p>
            <text:p text:style-name="P41">0000047E <text:s/>6d 73 67 04 01 01 00 18 <text:s/>00 28 41 46 4b 29 20 41 msg..... .(AFK) A</text:p>
            <text:p text:style-name="P41">0000048E <text:s/>77 61 79 20 46 72 6f 6d <text:s/>20 4b 65 79 62 6f 61 72 way From <text:s/>Keyboar</text:p>
            <text:p text:style-name="P42">0000049E <text:s/>64<text:span text:style-name="T13"> <text:s text:c="46"/>d</text:span></text:p>
          </table:table-cell>
        </table:table-row>
      </table:table>
      <text:p text:style-name="Text_20_body"/>
      <text:h text:style-name="Heading_20_3" text:outline-level="3">Packet <text:s/>141</text:h>
      <text:h text:style-name="Heading_20_4" text:outline-level="4">Description</text:h>
      <text:p text:style-name="Standard">Contact List</text:p>
      <text:h text:style-name="Heading_20_4" text:outline-level="4">Conntent</text:h>
      <text:p text:style-name="Text_20_body">This packet contains:</text:p>
      <text:p text:style-name="Text_20_body">This is a LONG packet, which means, the length at the beginning is not the total length of the packet.</text:p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18"><text:span text:style-name="T12">nextSegmentLength</text:span> 00 8d 00 numberOfAtts </text:p>
            <text:p text:style-name="P18">attribute_length 'prefs' 05 00 </text:p>
            <text:p text:style-name="P17">(nextSegmentLength 00 83 00 numberOfAtts)</text:p>
            <text:p text:style-name="P18">attribute_length 'friends' 04 01 02 00 userLength 00 userName userLength 00 userName </text:p>
            <text:p text:style-name="P18">attribute_length 'nick' 04 01 02 00 nickLength 00 nick nickLength 00 <text:s/>nick</text:p>
            <text:p text:style-name="P18">attribute_length 'userid' <text:span text:style-name="T4">04 02 02 00 userID userID </text:span></text:p>
            <text:p text:style-name="P13">(nextSegmentLength 00 84 00 numberOfAtts)</text:p>
            <text:p text:style-name="P14">attribute_length 'userid' 04 02 01 00 ab 3c 02 00</text:p>
            <text:p text:style-name="P14">attribute_length 'sid' 04 03 01 00 sid(16bytes)</text:p>
            <text:p text:style-name="P13">(nextSegmentLength 00 87 00 numberOfAtts)</text:p>
            <text:p text:style-name="P14">attribute_length 'sid' 04 03 00 00</text:p>
            <text:p text:style-name="P14">attribute_length 'gameid' 04 02 00 00</text:p>
            <text:p text:style-name="P14">attribute_length 'gip' 04 02 00 00</text:p>
            <text:p text:style-name="P14">attribute_length 'gport' 04 02 <text:s/>00 00</text:p>
            <text:p text:style-name="P13">(nextSegmentLength 00 8e 00 numberOfAtts)</text:p>
            <text:p text:style-name="P14">attribute_length 'sid' sid(17bytes)</text:p>
            <text:p text:style-name="P14">attribute_length 'type' 02 01 00 00 00</text:p>
            <text:p text:style-name="P14">attribute_length 'status' 05 01 01 74 statusLength_length statusLength 00 status</text:p>
            <text:p text:style-name="P13">(nextSegmentLength 00 93 00 numberOfAtts)</text:p>
            <text:p text:style-name="P14">attribute_length 'sid' 04 03 01 00 sid(17bytes)</text:p>
            <text:p text:style-name="P14">attribute_length 'vid' <text:span text:style-name="T6">04 02 01 00 20 00 00 00</text:span></text:p>
            <text:p text:style-name="P14">attribute_length 'vip' <text:span text:style-name="T6">04 02 01 00 5e 6a 13 43</text:span></text:p>
            <text:p text:style-name="P14">attribute_length 'vport' <text:span text:style-name="T6">04 02 01 00 3f 22 00 00</text:span></text:p>
            <text:p text:style-name="P13">(nextSegmentLength 00 87 00 numberOfAtts)</text:p>
            <text:p text:style-name="P13">......</text:p>
            <text:p text:style-name="P13">(nextSegmentLength 00 94 00 numberOfAtts)</text:p>
            <text:p text:style-name="P13">......</text:p>
            <text:p text:style-name="P13">(nextSegmentLength 00 90 01 numberOfAtts) //aha!</text:p>
            <text:p text:style-name="P13"/>
          </table:table-cell>
        </table:table-row>
      </table:table>
      <text:h text:style-name="Heading_20_4" text:outline-level="4">Example</text:h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5">00000082 <text:s/>0d 00 8d 00 01 05 70 72 <text:s/>65 66 73 05 00 <text:span text:style-name="T5">4f 00 83 ......pr efs..O..</text:span></text:p>
            <text:p text:style-name="P43">00000092 <text:s/>00 03 07 66 72 69 65 6e <text:s/>64 73 04 01 02 00 06 00 ...frien ds......</text:p>
            <text:p text:style-name="P43">000000A2 <text:s/>6b 65 61 6d 6f 73 0e 00 <text:s/>74 65 73 74 66 72 69 65 keamos.. testfrie</text:p>
            <text:p text:style-name="P43">000000B2 <text:s/>6e 64 32 38 38 36 04 6e <text:s/>69 63 6b 04 01 02 00 06 nd2886.n ick.....</text:p>
            <text:p text:style-name="P43">000000C2 <text:s/>00 4b 65 61 6d 6f 73 00 <text:s/>00 06 75 73 65 72 69 64 .Keamos. ..userid</text:p>
            <text:p text:style-name="P5"><text:span text:style-name="T5">000000D2 <text:s/>04 02 02 00 ab 3c 02 00 <text:s/>ad 3a 06 00</text:span> <text:span text:style-name="T6">2c 00 84 00 </text:span><text:span text:style-name="T7">.....&lt;.. .:..</text:span><text:span text:style-name="T6">,...</text:span></text:p>
            <text:p text:style-name="P19">000000E2 <text:s/>02 06 75 73 65 72 69 64 <text:s/>04 02 01 00 ab 3c 02 00 ..userid .....&lt;..</text:p>
            <text:p text:style-name="P19">000000F2 <text:s/>03 73 69 64 04 03 01 00 <text:s/>8a ab d5 34 62 16 27 d7 .sid.... ...4b.'.</text:p>
            <text:p text:style-name="P5"><text:span text:style-name="T6">00000102 <text:s/>0a ee 01 de dd 5b fd 95 <text:s/></text:span><text:span text:style-name="T10">2a 00 87 00 04 03 73 69 </text:span><text:span text:style-name="T6">.....[..</text:span><text:span text:style-name="T10"> *.....si</text:span></text:p>
            <text:p text:style-name="P23">00000112 <text:s/>64 04 03 00 00 06 67 61 <text:s/>6d 65 69 64 04 02 00 00 d.....ga meid....</text:p>
            <text:p text:style-name="P23">00000122 <text:s/>03 67 69 70 04 02 00 00 <text:s/>05 67 70 6f 72 74 04 02 .gip.... .gport..</text:p>
            <text:p text:style-name="P5"><text:span text:style-name="T10">00000132 <text:s/>00 00</text:span> <text:span text:style-name="T11">4a 00 8e 00 03 03 <text:s/>73 69 64 03 8a ab d5 34 </text:span><text:span text:style-name="T10">..</text:span><text:span text:style-name="T11">J..... sid....4</text:span></text:p>
            <text:p text:style-name="P31">00000142 <text:s/>62 16 27 d7 0a ee 01 de <text:s/>dd 5b fd 95 04 74 79 70 b.'..... .[...typ</text:p>
            <text:p text:style-name="P31">00000152 <text:s/>65 02 01 00 00 00 06 73 <text:s/>74 61 74 75 73 05 01 01 e......s tatus...</text:p>
            <text:p text:style-name="P31">00000162 <text:s/>74 01 18 00 28 41 46 4b <text:s/>29 20 41 77 61 79 20 46 t...(AFK ) Away F</text:p>
            <text:p text:style-name="P5"><text:span text:style-name="T11">00000172 <text:s/>72 6f 6d 20 4b 65 79 62 <text:s/>6f 61 72 64</text:span> <text:span text:style-name="T6">43 00 93 00 </text:span><text:span text:style-name="T7">rom Keyb oard</text:span><text:span text:style-name="T6">C...</text:span></text:p>
            <text:p text:style-name="P19">00000182 <text:s/>04 03 73 69 64 04 03 01 <text:s/>00 8a ab d5 34 62 16 27 ..sid... ....4b.'</text:p>
            <text:p text:style-name="P19">00000192 <text:s/>d7 0a ee 01 de dd 5b fd <text:s/>95 03 76 69 64 04 02 01 ......[. ..vid...</text:p>
            <text:p text:style-name="P19">000001A2 <text:s/>00 20 00 00 00 03 76 69 <text:s/>70 04 02 01 00 5e 6a 13 . ....vi p....^j.</text:p>
            <text:p text:style-name="P5"><text:span text:style-name="T6">000001B2 <text:s/>43 05 76 70 6f 72 74 04 <text:s/>02 01 00 3f 22 00 00</text:span> <text:span text:style-name="T10">46 </text:span><text:span text:style-name="T6">C.vport. ...?"..</text:span><text:span text:style-name="T10">F</text:span></text:p>
            <text:p text:style-name="P23">000001C2 <text:s/>00 87 00 04 03 73 69 64 <text:s/>04 03 01 00 60 20 5b 52 .....sid ....` [R</text:p>
            <text:p text:style-name="P23">000001D2 <text:s/>c2 f0 81 51 a3 cf dc 85 <text:s/>2b 8c 20 b8 06 67 61 6d ...Q.... +. ..gam</text:p>
            <text:p text:style-name="P23">000001E2 <text:s/>65 69 64 04 02 01 00 d7 <text:s/>10 00 00 03 67 69 70 04 eid..... ....gip.</text:p>
            <text:p text:style-name="P23">000001F2 <text:s/>02 01 00 1e 23 ed 40 05 <text:s/>67 70 6f 72 74 04 02 01 ....#.@. gport...</text:p>
            <text:p text:style-name="P5"><text:span text:style-name="T10">00000202 <text:s/>00 20 71 00 00</text:span> <text:span text:style-name="T7">2b 00 94 <text:s/>00 04 03 6d 61 78 02 1e </text:span><text:span text:style-name="T10">. q..</text:span><text:span text:style-name="T7">+.. ...max..</text:span></text:p>
            <text:p text:style-name="P38">00000212 <text:s/>00 00 00 06 67 61 6d 65 <text:s/>69 64 04 02 00 00 03 67 ....game id.....g</text:p>
            <text:p text:style-name="P5"><text:span text:style-name="T7">00000222 <text:s/>69 70 04 02 00 00 05 67 <text:s/>70 6f 72 74 04 02 00 00</text:span> <text:span text:style-name="T7">ip.....g port....</text:span></text:p>
            <text:p text:style-name="P19">00000232 <text:s/>1f 00 90 01 01 03 64 69 <text:s/>64 06 d1 3d 67 48 7b 21 ......di d..=gH{!</text:p>
            <text:p text:style-name="P19">00000242 <text:s/>0c 8d 56 cc 72 90 7a 4a <text:s/>ab f1 9d 2e 2c 4b 1b <text:s text:c="3"/>..V.r.zJ ....,K.</text:p>
          </table:table-cell>
        </table:table-row>
      </table:table>
      <text:p text:style-name="Text_20_body"/>
      <text:h text:style-name="Heading_20_3" text:outline-level="3">Packet <text:s/>144</text:h>
      <text:h text:style-name="Heading_20_4" text:outline-level="4">Description</text:h>
      <text:p text:style-name="Text_20_body"/>
      <text:p text:style-name="Standard">Another Contact List</text:p>
      <text:h text:style-name="Heading_20_4" text:outline-level="4">Conntent</text:h>
      <text:p text:style-name="Text_20_body">This packet contains:</text:p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5"/>
          </table:table-cell>
        </table:table-row>
      </table:table>
      <text:h text:style-name="Heading_20_4" text:outline-level="4">Example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5">00000082 <text:span text:style-name="T14"><text:s/>1f 00 90 01 01</text:span> 03 64 69 <text:s/>64 06 d1 25 35 b0 95 9c ......di d..%5...</text:p>
            <text:p text:style-name="P5">00000092 <text:s/>35 41 d5 4e c0 3c 69 5d <text:s/>d4 bb c8 b0 b7 9f 4f <text:span text:style-name="T14">0d</text:span> 5A.N.&lt;i] ......O.</text:p>
            <text:p text:style-name="P5">000000A2 <text:s/><text:span text:style-name="T14">00 8d 00 01</text:span> 05 70 72 65 <text:s/>66 73 05 00 <text:span text:style-name="T14">4f 00 83 00</text:span> .....pre fs..O...</text:p>
            <text:p text:style-name="P5">000000B2 <text:s/><text:span text:style-name="T14">03</text:span> 07 66 72 69 65 6e 64 <text:s/>73 04 01 02 00 06 00 6b ..friend s......k</text:p>
            <text:p text:style-name="P5">000000C2 <text:s/>65 61 6d 6f 73 0e 00 74 <text:s/>65 73 74 66 72 69 65 6e eamos..t estfrien</text:p>
            <text:p text:style-name="P5">000000D2 <text:s/>64 32 38 38 36 04 6e 69 <text:s/>63 6b 04 01 02 00 06 00 d2886.ni ck......</text:p>
            <text:p text:style-name="P5">000000E2 <text:s/>4b 65 61 6d 6f 73 00 00 <text:s/>06 75 73 65 72 69 64 04 Keamos.. .userid.</text:p>
            <text:p text:style-name="P5">000000F2 <text:s/>02 02 00 ab 3c 02 00 ad <text:s/>3a 06 00 <text:span text:style-name="T14">2c 00 84 00 02</text:span> ....&lt;... :..,....</text:p>
            <text:p text:style-name="P5">00000102 <text:s/>06 75 73 65 72 69 64 04 <text:s/>02 01 00 ab 3c 02 00 03 .userid. ....&lt;...</text:p>
            <text:p text:style-name="P5">00000112 <text:s/>73 69 64 04 03 01 00 8c <text:s/>73 95 43 8d 08 3c 53 49 sid..... s.C..&lt;SI</text:p>
            <text:p text:style-name="P5">00000122 <text:s/>30 a9 76 b8 56 38 2f <text:span text:style-name="T14">2a <text:s/>00 87 00 04</text:span> 03 73 69 64 0.v.V8/* .....sid</text:p>
            <text:p text:style-name="P5">00000132 <text:s/>04 03 00 00 06 67 61 6d <text:s/>65 69 64 04 02 00 00 03 .....gam eid.....</text:p>
            <text:p text:style-name="P5">00000142 <text:s/>67 69 70 04 02 00 00 05 <text:s/>67 70 6f 72 74 04 02 00 gip..... gport...</text:p>
            <text:p text:style-name="P5">00000152 <text:s/>00 <text:span text:style-name="T14">46 00 87 00 04</text:span> 03 73 <text:s/>69 64 04 03 01 00 6d a0 .F.....s id....m.</text:p>
            <text:p text:style-name="P5">00000162 <text:s/>d1 11 0f 5b e1 e4 28 c0 <text:s/>fd 6e 79 f5 bf 79 06 67 ...[..(. .ny..y.g</text:p>
            <text:p text:style-name="P5">00000172 <text:s/>61 6d 65 69 64 04 02 01 <text:s/>00 78 10 00 00 03 67 69 ameid... .x....gi</text:p>
            <text:p text:style-name="P5">00000182 <text:s/>70 04 02 01 00 51 e1 81 <text:s/>0c 05 67 70 6f 72 74 04 p....Q.. ..gport.</text:p>
            <text:p text:style-name="P5">00000192 <text:s/>02 01 00 8c 0e 00 00 <text:span text:style-name="T14">2b <text:s/>00 94 00 04</text:span> 03 6d 61 78 .......+ .....max</text:p>
            <text:p text:style-name="P5">000001A2 <text:s/>02 1e 00 00 00 06 67 61 <text:s/>6d 65 69 64 04 02 00 00 ......ga meid....</text:p>
            <text:p text:style-name="P5">000001B2 <text:s/>03 67 69 70 04 02 00 00 <text:s/>05 67 70 6f 72 74 04 02 .gip.... .gport..</text:p>
            <text:p text:style-name="P5">000001C2 <text:s text:c="43"/>.. <text:s/>00 00</text:p>
          </table:table-cell>
        </table:table-row>
      </table:table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44">00000078 <text:s/><text:span text:style-name="T14">1f 00 90 01 01</text:span> 03 64 69 <text:s/>64 06 d1 20 6b 88 d7 69 ......di d.. k..i</text:p>
            <text:p text:style-name="P33"><text:span text:style-name="T12">00000088 <text:s/>90 15 7f 50 94 7c f3 2e <text:s/>c9 e0 66 15 6a 85 96</text:span> <text:span text:style-name="T14">2b</text:span><text:span text:style-name="T6"> ...P.|.. ..f.j..+</text:span></text:p>
            <text:p text:style-name="P45">00000098 <text:s/><text:span text:style-name="T14">00 94 00 04</text:span> 03 6d 61 78 <text:s/>02 1e 00 00 00 06 67 61 .....max ......ga</text:p>
            <text:p text:style-name="P45">000000A8 <text:s/>6d 65 69 64 04 02 00 00 <text:s/>03 67 69 70 04 02 00 00 meid.... .gip....</text:p>
            <text:p text:style-name="P33"><text:span text:style-name="T6">000000B8 <text:s/>05 67 70 6f 72 74 04 02 <text:s/>00 00</text:span> <text:span text:style-name="T14">0d 00 8d 00 01</text:span><text:span text:style-name="T15"> 05</text:span> <text:span text:style-name="T6">.gport.. ..</text:span><text:span text:style-name="T15">......</text:span></text:p>
            <text:p text:style-name="P33">000000C8 <text:s/><text:span text:style-name="T15">70 72 65 66 73 05 00 </text:span><text:span text:style-name="T14">3b <text:s/>00 83 00 03</text:span><text:span text:style-name="T12"> 07 66 72 69</text:span> <text:span text:style-name="T15">prefs..; .</text:span>....fri</text:p>
            <text:p text:style-name="P44">000000D8 <text:s/>65 6e 64 73 04 01 01 00 <text:s/>0e 00 74 65 73 74 66 72 ends.... ..testfr</text:p>
            <text:p text:style-name="P44">000000E8 <text:s/>69 65 6e 64 32 38 38 36 <text:s/>04 6e 69 63 6b 04 01 01 iend2886 .nick...</text:p>
            <text:p text:style-name="P44">000000F8 <text:s/>00 00 00 06 75 73 65 72 <text:s/>69 64 04 02 01 00 ad 3a ....user id.....:</text:p>
            <text:p text:style-name="P33"><text:span text:style-name="T12">00000108 <text:s/>06 00</text:span> <text:span text:style-name="T14">2a 00 87 00 04</text:span> 03 <text:s/>73 69 64 04 03 00 00 06 ..*..... sid.....</text:p>
            <text:p text:style-name="P33">00000118 <text:s/>67 61 6d 65 69 64 04 02 <text:s/>00 00 03 67 69 70 04 02 gameid.. ...gip..</text:p>
            <text:p text:style-name="P33">00000128 <text:s/>00 00 05 67 70 6f 72 74 <text:s/>04 02 00 00 <text:span text:style-name="T14">96 01 87 00</text:span> ...gport ........</text:p>
            <text:p text:style-name="P33">00000138 <text:s/><text:span text:style-name="T14">04</text:span> 03 73 69 64 04 03 0d <text:s/>00 2a 44 e6 1d 08 5c 99 ..sid... .*D...\.</text:p>
            <text:p text:style-name="P33">00000148 <text:s/>50 5b 3b 99 8e 73 0d d1 <text:s/>08 70 85 41 28 6e 68 0c P[;..s.. .p.A(nh.</text:p>
            <text:p text:style-name="P33">00000158 <text:s/>38 07 f3 50 d6 5c 9f 4b <text:s/>86 d4 be cc 21 d1 6e 6b 8..P.\.K ....!.nk</text:p>
            <text:p text:style-name="P33">00000168 <text:s/>e3 eb c5 8e bb 00 d0 43 <text:s/>53 eb f7 c5 05 6a 78 95 .......C S....jx.</text:p>
            <text:p text:style-name="P33">00000178 <text:s/>3c d6 82 3c 57 9c 29 f2 <text:s/>eb 5c cd 2b bd a0 d5 6f &lt;..&lt;W.). .\.+...o</text:p>
            <text:p text:style-name="P33">00000188 <text:s/>d3 b3 35 e0 0a 30 26 f0 <text:s/>ad f6 bb f8 97 42 3d 53 ..5..0&amp;. .....B=S</text:p>
            <text:p text:style-name="P33">00000198 <text:s/>5f ce 92 70 ee 72 4f 96 <text:s/>f1 45 48 08 4f 2a 54 67 _..p.rO. .EH.O*Tg</text:p>
            <text:p text:style-name="P33">000001A8 <text:s/>d8 25 bd ad 3f e1 34 40 <text:s/>3c 33 27 cb a7 86 0c 26 .%..?.4@ &lt;3'....&amp;</text:p>
            <text:p text:style-name="P33">000001B8 <text:s/>54 6d c3 d1 bf 0e 18 c6 <text:s/>ed 23 cb 52 cc 8d e1 94 Tm...... .#.R....</text:p>
            <text:p text:style-name="P33">000001C8 <text:s/>b3 22 5e 3e 08 79 44 c1 <text:s/>a2 dc a8 a1 f1 4c cc 97 ."^&gt;.yD. .....L..</text:p>
            <text:p text:style-name="P33">000001D8 <text:s/>b8 5e 3a 5f 38 28 dd cb <text:s/>f4 77 50 b4 06 4a 70 4c .^:_8(.. .wP..JpL</text:p>
            <text:p text:style-name="P33">000001E8 <text:s/>20 1a a2 ec 3c 9a d2 76 <text:s/>63 ee 9b 3c 05 c5 8f 57 <text:s/>...&lt;..v c..&lt;...W</text:p>
            <text:p text:style-name="P33">000001F8 <text:s/>1e 51 f9 aa e6 7c 00 96 <text:s/>03 c4 1a 44 6c 6b d7 d3 .Q...|.. ...Dlk..</text:p>
            <text:p text:style-name="P33">00000208 <text:s/>ac 2a c4 f7 89 38 01 b4 <text:s/>bf 06 67 61 6d 65 69 64 .*...8.. ..gameid</text:p>
            <text:p text:style-name="P33">00000218 <text:s/>04 02 0d 00 ae 10 00 00 <text:s/>77 10 00 00 e3 10 00 00 ........ w.......</text:p>
            <text:p text:style-name="P33">00000228 <text:s/>86 10 00 00 09 10 00 00 <text:s/>44 10 00 00 0f 10 00 00 ........ D.......</text:p>
            <text:p text:style-name="P33">00000238 <text:s/>45 10 00 00 18 10 00 00 <text:s/>05 00 00 00 05 00 00 00 E....... ........</text:p>
            <text:p text:style-name="P33">00000248 <text:s/>bd 10 00 00 05 00 00 00 <text:s/>03 67 69 70 04 02 0d 00 ........ .gip....</text:p>
            <text:p text:style-name="P33">00000258 <text:s/>00 00 00 00 00 00 00 00 <text:s/>00 00 00 00 00 00 00 00 ........ ........</text:p>
            <text:p text:style-name="P33">00000268 <text:s/>09 e7 70 d4 14 ec f2 c3 <text:s/>00 00 00 00 18 34 8e 53 ..p..... .....4.S</text:p>
            <text:p text:style-name="P33">00000278 <text:s/>f3 bb 0f 51 10 e9 1c c1 <text:s/>03 92 62 53 30 6a f8 d5 ...Q.... ..bS0j..</text:p>
            <text:p text:style-name="P33">00000288 <text:s/>51 ab 02 51 05 67 70 6f <text:s/>72 74 04 02 0d 00 00 00 Q..Q.gpo rt......</text:p>
            <text:p text:style-name="P33">00000298 <text:s/>00 00 00 00 00 00 00 00 <text:s/>00 00 00 00 00 00 e7 38 ........ .......8</text:p>
            <text:p text:style-name="P33">000002A8 <text:s/>00 00 87 69 00 00 00 00 <text:s/>00 00 87 69 00 00 20 71 ...i.... ...i.. q</text:p>
            <text:p text:style-name="P33">000002B8 <text:s/>00 00 8a 69 00 00 87 69 <text:s/>00 00 a0 0f 00 00 a5 69 ...i...i .......i</text:p>
            <text:p text:style-name="P33">000002C8 <text:s/>00 00 <text:s text:c="43"/>..</text:p>
          </table:table-cell>
        </table:table-row>
      </table:table>
      <text:p text:style-name="Text_20_body"/>
      <text:h text:style-name="Heading_20_2" text:outline-level="2">Chat</text:h>
      <text:h text:style-name="Heading_20_3" text:outline-level="3">Receive IM (133)</text:h>
      <text:h text:style-name="Heading_20_4" text:outline-level="4">Description</text:h>
      <text:p text:style-name="Standard">We got a chat message. We have to send a Ack for this IM</text:p>
      <text:h text:style-name="Heading_20_4" text:outline-level="4">Conntent</text:h>
      <text:p text:style-name="Text_20_body">This packet contains:</text:p>
      <text:list text:style-name="L5" text:continue-numbering="true">
        <text:list-item>
          <text:p text:style-name="P28">sid between the sender and me</text:p>
        </text:list-item>
        <text:list-item>
          <text:p text:style-name="P28">peermesage(?)</text:p>
        </text:list-item>
        <text:list-item>
          <text:p text:style-name="P28">msgtype</text:p>
        </text:list-item>
        <text:list-item>
          <text:p text:style-name="P28">imindex</text:p>
        </text:list-item>
        <text:list-item>
          <text:p text:style-name="P28">im, the message</text:p>
        </text:list-item>
      </text:list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5">length 00 type(133) 00 numberOfAtts //all after and with peermsg is 1 att </text:p>
            <text:p text:style-name="P5">attribute_length 'sid' 03 SID //sid_length = 16</text:p>
            <text:p text:style-name="P5">attribute_length 'peermsg' 05 numberOfAtts</text:p>
            <text:p text:style-name="P5">attribute_length 'msgtype' 02 00 00 00 00 </text:p>
            <text:p text:style-name="P5">attribute_length 'imindex' 02 numberOfMessage(xx 00 00 00) </text:p>
            <text:p text:style-name="P5">attribute_length 'im' messageLength_length messageLength 00 messageText</text:p>
          </table:table-cell>
        </table:table-row>
      </table:table>
      <text:h text:style-name="Heading_20_4" text:outline-level="4">Example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5">000000D9 <text:s/>58 00 85 00 02 03 73 69 <text:s/>64 03 ee 9b 3c 05 c5 8f X.....si d.î.&lt;.Å.</text:p>
            <text:p text:style-name="P5">000000E9 <text:s/>57 1e 51 f9 aa e6 7c 00 <text:s/>96 03 07 70 65 65 72 6d W.Qùªæ|. ...peerm</text:p>
            <text:p text:style-name="P5">000000F9 <text:s/>73 67 05 03 07 6d 73 67 <text:s/>74 79 70 65 02 00 00 00 sg...msg type....</text:p>
            <text:p text:style-name="P5">00000109 <text:s/>00 07 69 6d 69 6e 64 65 <text:s/>78 02 02 00 00 00 02 69 ..iminde x......i</text:p>
            <text:p text:style-name="P5">00000119 <text:s/>6d 01 14 00 6f 6b 20 6f <text:s/>6b 20 28 69 6d 20 66 72 m...ok o k (im fr</text:p>
            <text:p text:style-name="P5">00000129 <text:s/>65 6e 63 68 29 20 6e 70 <text:s text:c="25"/>ench) np</text:p>
          </table:table-cell>
        </table:table-row>
      </table:table>
      <text:p text:style-name="Text_20_body"/>
      <text:h text:style-name="Heading_20_3" text:outline-level="3">Ack IM (02)</text:h>
      <text:h text:style-name="Heading_20_4" text:outline-level="4">Description</text:h>
      <text:p text:style-name="Standard">We have to ack the IM we got, so that the chatpartner know we got it.</text:p>
      <text:h text:style-name="Heading_20_4" text:outline-level="4">Conntent</text:h>
      <text:p text:style-name="Text_20_body">This packet contains:</text:p>
      <text:list text:style-name="L5" text:continue-numbering="true">
        <text:list-item>
          <text:p text:style-name="P28">sid between the sender and me</text:p>
        </text:list-item>
        <text:list-item>
          <text:p text:style-name="P28">peermesage(?)</text:p>
        </text:list-item>
        <text:list-item>
          <text:p text:style-name="P28">msgtype</text:p>
        </text:list-item>
        <text:list-item>
          <text:p text:style-name="P28">imindex</text:p>
        </text:list-item>
      </text:list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5">3e 00 type(02) 00 numberOfAtts //all after and with peermsg is 1 att </text:p>
            <text:p text:style-name="P5">attribute_length 'sid' 03 SID</text:p>
            <text:p text:style-name="P5">attribute_length 'peermsg' 05 numberOfAtts </text:p>
            <text:p text:style-name="P5">attribute_length 'msgtype' 02 01 00 00 00</text:p>
            <text:p text:style-name="P5">attribute_length 'imindex' 02 numberOfMessage(xx 00 00 00)</text:p>
          </table:table-cell>
        </table:table-row>
      </table:table>
      <text:h text:style-name="Heading_20_4" text:outline-level="4">Example</text:h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5">0000011C <text:s/>3e 00 02 00 02 03 73 69 <text:s/>64 03 ee 9b 3c 05 c5 8f &gt;.....si d.î.&lt;.Å.</text:p>
            <text:p text:style-name="P5">0000012C <text:s/>57 1e 51 f9 aa e6 7c 00 <text:s/>96 03 07 70 65 65 72 6d W.Qùªæ|. ...peerm</text:p>
            <text:p text:style-name="P5">0000013C <text:s/>73 67 05 02 07 6d 73 67 <text:s/>74 79 70 65 02 01 00 00 sg...msg type....</text:p>
            <text:p text:style-name="P5">0000014C <text:s/>00 07 69 6d 69 6e 64 65 <text:s/>78 02 02 00 00 00 <text:s text:c="6"/>..iminde x.....</text:p>
          </table:table-cell>
        </table:table-row>
      </table:table>
      <text:p text:style-name="P37">3e 00 02 00 02 03 73 69 64 03 01 d5 db 88 d3 9c &gt;.....sid....... </text:p>
      <text:p text:style-name="P37">39 1f f4 74 bf 8d 3b e3 56 18 07 70 65 65 72 6d 9..t..;.V..peerm </text:p>
      <text:p text:style-name="P37">73 67 05 02 07 6d 73 67 74 79 70 65 02 01 00 00 sg...msgtype.... </text:p>
      <text:p text:style-name="P37">00 07 69 6d 69 6e 64 65 78 02 0a 00 00 00 <text:s text:c="6"/>..imindex.....</text:p>
      <text:h text:style-name="Heading_20_3" text:outline-level="3">Send IM (02)</text:h>
      <text:h text:style-name="Heading_20_4" text:outline-level="4">Description</text:h>
      <text:p text:style-name="Standard">We have Send a IM. We will receive a Ack for our IM</text:p>
      <text:h text:style-name="Heading_20_4" text:outline-level="4">Conntent</text:h>
      <text:p text:style-name="Text_20_body">This packet contains:</text:p>
      <text:list text:style-name="L8">
        <text:list-item>
          <text:p text:style-name="P46">sid between the destination and me</text:p>
        </text:list-item>
        <text:list-item>
          <text:p text:style-name="P46">peermesage(?)</text:p>
        </text:list-item>
        <text:list-item>
          <text:p text:style-name="P46">msgtype</text:p>
        </text:list-item>
        <text:list-item>
          <text:p text:style-name="P46">imindex</text:p>
        </text:list-item>
        <text:list-item>
          <text:p text:style-name="P46">im</text:p>
        </text:list-item>
      </text:list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5">length 00 type(02) 00 numberOfAtts //all after and with peermsg is 1 att </text:p>
            <text:p text:style-name="P5">attribute_length 'sid' 03 SID</text:p>
            <text:p text:style-name="P5">attribute_length 'peermsg' 05 numberOfAtts</text:p>
            <text:p text:style-name="P5">attribute_length 'msgtype' 02 00 00 00 00 </text:p>
            <text:p text:style-name="P5">attribute_length 'imindex' 02 numberOfMessage(xx 00 00 00) </text:p>
            <text:p text:style-name="P5">attribute_length 'im' messageLength_length messageLength 00 messageText</text:p>
          </table:table-cell>
        </table:table-row>
      </table:table>
      <text:h text:style-name="Heading_20_4" text:outline-level="4">Example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5">00000198 <text:s/>57 00 02 00 02 03 73 69 <text:s/>64 03 ee 9b 3c 05 c5 8f W.....si d.î.&lt;.Å.</text:p>
            <text:p text:style-name="P5">000001A8 <text:s/>57 1e 51 f9 aa e6 7c 00 <text:s/>96 03 07 70 65 65 72 6d W.Qùªæ|. ...peerm</text:p>
            <text:p text:style-name="P5">000001B8 <text:s/>73 67 05 03 07 6d 73 67 <text:s/>74 79 70 65 02 00 00 00 sg...msg type....</text:p>
            <text:p text:style-name="P5">000001C8 <text:s/>00 07 69 6d 69 6e 64 65 <text:s/>78 02 04 00 00 00 02 69 ..iminde x......i</text:p>
            <text:p text:style-name="P5">000001D8 <text:s/>6d 01 13 00 69 20 61 6c <text:s/>73 6f 20 73 70 65 61 6b m...i al so speak</text:p>
            <text:p text:style-name="P5">000001E8 <text:s/>20 66 72 65 6e 63 68 <text:s text:c="29"/>french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27">0000009B <text:s/>48 00 02 00 02 03 73 69 <text:s/>64 03 01 73 00 12 82 82 H.....si d..s....</text:p>
              <text:p text:style-name="P27">000000AB <text:s/>1d af e8 d5 25 e7 fe 99 <text:s/>c5 8e 07 70 65 65 72 6d ....%... ...peerm</text:p>
              <text:p text:style-name="P27">000000BB <text:s/>73 67 05 03 07 6d 73 67 <text:s/>74 79 70 65 02 00 00 00 sg...msg type....</text:p>
              <text:p text:style-name="P27">000000CB <text:s/>00 07 69 6d 69 6e 64 65 <text:s/>78 02 02 00 00 00 02 69 ..iminde x......i</text:p>
              <text:p text:style-name="P27">000000DB <text:s/>6d 01 04 00 61 73 64 66 <text:s text:c="25"/>m...asdf</text:p>
            </table:table-cell>
          </table:table-row>
        </table:table-header-rows>
      </table:table>
      <text:p text:style-name="Text_20_body"/>
      <text:h text:style-name="Heading_20_3" text:outline-level="3">Ack for our IM (133)</text:h>
      <text:h text:style-name="Heading_20_4" text:outline-level="4">Description</text:h>
      <text:p text:style-name="Standard">We got a ack for the IM we sent</text:p>
      <text:h text:style-name="Heading_20_4" text:outline-level="4">Conntent</text:h>
      <text:p text:style-name="Text_20_body">This packet contains:</text:p>
      <text:list text:style-name="L5" text:continue-numbering="true">
        <text:list-item>
          <text:p text:style-name="P28">sid between the destination and me</text:p>
        </text:list-item>
        <text:list-item>
          <text:p text:style-name="P28">peermesage(?)</text:p>
        </text:list-item>
        <text:list-item>
          <text:p text:style-name="P28">msgtype</text:p>
        </text:list-item>
        <text:list-item>
          <text:p text:style-name="P28">imindex</text:p>
        </text:list-item>
      </text:list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5">3e 00 type(133) 00 numberOfAtts //all after and with peermsg is 1 att </text:p>
            <text:p text:style-name="P5">attribute_length 'sid' 03 SID</text:p>
            <text:p text:style-name="P5">attribute_length 'peermsg' 05 numberOfAtts </text:p>
            <text:p text:style-name="P5">attribute_length 'msgtype' 02 01 00 00 00</text:p>
            <text:p text:style-name="P5">attribute_length 'imindex' 02 numberOfMessage(xx 00 00 00)</text:p>
          </table:table-cell>
        </table:table-row>
      </table:table>
      <text:h text:style-name="Heading_20_4" text:outline-level="4">Example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5">00000177 <text:s/>3e 00 85 00 02 03 73 69 <text:s/>64 03 ee 9b 3c 05 c5 8f &gt;.....si d.î.&lt;.Å.</text:p>
            <text:p text:style-name="P5">00000187 <text:s/>57 1e 51 f9 aa e6 7c 00 <text:s/>96 03 07 70 65 65 72 6d W.Qùªæ|. ...peerm</text:p>
            <text:p text:style-name="P5">00000197 <text:s/>73 67 05 02 07 6d 73 67 <text:s/>74 79 70 65 02 01 00 00 sg...msg type....</text:p>
            <text:p text:style-name="P5">000001A7 <text:s/>00 07 69 6d 69 6e 64 65 <text:s/>78 02 04 00 00 00 <text:s text:c="6"/>..iminde x.....</text:p>
          </table:table-cell>
        </table:table-row>
      </table:table>
      <text:p text:style-name="Text_20_body"/>
      <text:h text:style-name="Heading_20_3" text:outline-level="3">Chat authentification (133)</text:h>
      <text:h text:style-name="Heading_20_4" text:outline-level="4">Description</text:h>
      <text:p text:style-name="Standard">Our chat partner want some infos about us, and gives us a salt.. dont know for what. We have to respond</text:p>
      <text:h text:style-name="Heading_20_4" text:outline-level="4">Conntent</text:h>
      <text:p text:style-name="Text_20_body">This packet contains:</text:p>
      <text:list text:style-name="L9">
        <text:list-item>
          <text:p text:style-name="P47">sid of the sender</text:p>
        </text:list-item>
        <text:list-item>
          <text:p text:style-name="P47">peermesage(?)</text:p>
        </text:list-item>
        <text:list-item>
          <text:p text:style-name="P47">msgtype</text:p>
        </text:list-item>
        <text:list-item>
          <text:p text:style-name="P47">ip (public?)</text:p>
        </text:list-item>
        <text:list-item>
          <text:p text:style-name="P47">port(public?)</text:p>
        </text:list-item>
        <text:list-item>
          <text:p text:style-name="P47">localip</text:p>
        </text:list-item>
        <text:list-item>
          <text:p text:style-name="P47">localport</text:p>
        </text:list-item>
        <text:list-item>
          <text:p text:style-name="P47">status</text:p>
        </text:list-item>
        <text:list-item>
          <text:p text:style-name="P47">salt</text:p>
        </text:list-item>
      </text:list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5">length 00 type(133) 00 numberOfAtts //all after and with peermsg is 1 att </text:p>
            <text:p text:style-name="P5">attribute_length 'sid' 03 SID</text:p>
            <text:p text:style-name="P5">attribute_length 'peermsg' 05 numberOfAtts</text:p>
            <text:p text:style-name="P5">attribute_length 'msgtype' 02 02 00 00 00</text:p>
            <text:p text:style-name="P5">attribute_length 'ip' 02 ipInHex </text:p>
            <text:p text:style-name="P5">attribute_length 'port' 02 25 04 00 00</text:p>
            <text:p text:style-name="P5">attribute_length 'localip' 02 ipInHex</text:p>
            <text:p text:style-name="P5">attribute_length 'localport' 02 25 04 00 00 06</text:p>
            <text:p text:style-name="P5">attribute_length 'status' 02 01 00 00 00</text:p>
            <text:p text:style-name="P5">attribute_length 'salt' saltLength_length saltLength 00 salt(40bytes)</text:p>
          </table:table-cell>
        </table:table-row>
      </table:table>
      <text:h text:style-name="Heading_20_4" text:outline-level="4">Example</text:h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5">0000003E <text:s/>9b 00 85 00 02 03 73 69 <text:s/>64 03 ee 9b 3c 05 c5 8f ......si d...&lt;...</text:p>
            <text:p text:style-name="P5">0000004E <text:s/>57 1e 51 f9 aa e6 7c 00 <text:s/>96 03 07 70 65 65 72 6d W.Q...|. ...peerm</text:p>
            <text:p text:style-name="P5">0000005E <text:s/>73 67 05 07 07 6d 73 67 <text:s/>74 79 70 65 02 02 00 00 sg...msg type....</text:p>
            <text:p text:style-name="P5">0000006E <text:s/>00 02 69 70 02 18 74 70 <text:s/>53 04 70 6f 72 74 02 25 ..ip..tp S.port.%</text:p>
            <text:p text:style-name="P5">0000007E <text:s/>04 00 00 07 6c 6f 63 61 <text:s/>6c 69 70 02 18 74 70 53 ....loca lip..tpS</text:p>
            <text:p text:style-name="P5">0000008E <text:s/>09 6c 6f 63 61 6c 70 6f <text:s/>72 74 02 25 04 00 00 06 .localpo rt.%....</text:p>
            <text:p text:style-name="P5">0000009E <text:s/>73 74 61 74 75 73 02 01 <text:s/>00 00 00 04 73 61 6c 74 status.. ....salt</text:p>
            <text:p text:style-name="P5">000000AE <text:s/>01 28 00 65 62 65 66 66 <text:s/>66 38 33 36 39 62 63 32 .(.ebeff f8369bc2</text:p>
            <text:p text:style-name="P5">000000BE <text:s/>65 37 39 30 38 35 62 38 <text:s/>36 34 35 34 32 36 66 64 e79085b8 645426fd</text:p>
            <text:p text:style-name="P5">000000CE <text:s/>36 34 33 30 30 62 66 66 <text:s/>37 34 32 <text:s text:c="15"/>64300bff 742</text:p>
          </table:table-cell>
        </table:table-row>
      </table:table>
      <text:p text:style-name="Text_20_body"/>
      <text:h text:style-name="Heading_20_3" text:outline-level="3">Chat authentification response(133)</text:h>
      <text:h text:style-name="Heading_20_4" text:outline-level="4">Description</text:h>
      <text:p text:style-name="Standard">We send our chat partner some infos and his hash.</text:p>
      <text:h text:style-name="Heading_20_4" text:outline-level="4">Conntent</text:h>
      <text:p text:style-name="Text_20_body">This packet contains:</text:p>
      <text:list text:style-name="L9" text:continue-numbering="true">
        <text:list-item>
          <text:p text:style-name="P47">sid of the sender</text:p>
        </text:list-item>
        <text:list-item>
          <text:p text:style-name="P47">peermesage(?)</text:p>
        </text:list-item>
        <text:list-item>
          <text:p text:style-name="P47">msgtype</text:p>
        </text:list-item>
        <text:list-item>
          <text:p text:style-name="P47">ip (public?)</text:p>
        </text:list-item>
        <text:list-item>
          <text:p text:style-name="P47">port(public?)</text:p>
        </text:list-item>
        <text:list-item>
          <text:p text:style-name="P47">localip</text:p>
        </text:list-item>
        <text:list-item>
          <text:p text:style-name="P47">localport</text:p>
        </text:list-item>
        <text:list-item>
          <text:p text:style-name="P47">status</text:p>
        </text:list-item>
        <text:list-item>
          <text:p text:style-name="P47">salt</text:p>
        </text:list-item>
      </text:list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5">length 00 type(2) 00 numberOfAtts //all after and with peermsg is 1 att </text:p>
            <text:p text:style-name="P5">attribute_length 'sid' 03 SID //sid of the other</text:p>
            <text:p text:style-name="P5">attribute_length 'peermsg' 05 numberOfAtts</text:p>
            <text:p text:style-name="P5">attribute_length 'msgtype' 02 02 00 00 00</text:p>
            <text:p text:style-name="P5">attribute_length 'ip' 02 ipInHex</text:p>
            <text:p text:style-name="P5">attribute_length 'port' 02 25 04 00 00</text:p>
            <text:p text:style-name="P5">attribute_length 'localip' 02 ipInHex</text:p>
            <text:p text:style-name="P5">attribute_length 'localport' 02 25 04 00 00 06</text:p>
            <text:p text:style-name="P5">attribute_length 'status' 02 01 00 00 00</text:p>
            <text:p text:style-name="P5">attribute_length 'salt' saltLength_length saltLength 00 salt(40bytes)</text:p>
          </table:table-cell>
        </table:table-row>
      </table:table>
      <text:h text:style-name="Heading_20_4" text:outline-level="4">Example</text:h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5">00000081 <text:s/>9b 00 02 00 02 03 73 69 <text:s/>64 03 ee 9b 3c 05 c5 8f ......si d...&lt;...</text:p>
            <text:p text:style-name="P5">00000091 <text:s/>57 1e 51 f9 aa e6 7c 00 <text:s/>96 03 07 70 65 65 72 6d W.Q...|. ...peerm</text:p>
            <text:p text:style-name="P5">000000A1 <text:s/>73 67 05 07 07 6d 73 67 <text:s/>74 79 70 65 02 02 00 00 sg...msg type....</text:p>
            <text:p text:style-name="P5">000000B1 <text:s/>00 02 69 70 02 b0 18 a7 <text:s/>3e 04 70 6f 72 74 02 f3 ..ip.... &gt;.port..</text:p>
            <text:p text:style-name="P5">000000C1 <text:s/>6a 00 00 07 6c 6f 63 61 <text:s/>6c 69 70 02 21 01 a8 c0 j...loca lip.!...</text:p>
            <text:p text:style-name="P5">000000D1 <text:s/>09 6c 6f 63 61 6c 70 6f <text:s/>72 74 02 96 06 00 00 06 .localpo rt......</text:p>
            <text:p text:style-name="P5">000000E1 <text:s/>73 74 61 74 75 73 02 01 <text:s/>00 00 00 04 73 61 6c 74 status.. ....salt</text:p>
            <text:p text:style-name="P5">000000F1 <text:s/>01 28 00 65 62 65 66 66 <text:s/>66 38 33 36 39 62 63 32 .(.ebeff f8369bc2</text:p>
            <text:p text:style-name="P5">00000101 <text:s/>65 37 39 30 38 35 62 38 <text:s/>36 34 35 34 32 36 66 64 e79085b8 645426fd</text:p>
            <text:p text:style-name="P5">00000111 <text:s/>36 34 33 30 30 62 66 66 <text:s/>37 34 32 <text:s text:c="15"/>64300bff 742</text:p>
          </table:table-cell>
        </table:table-row>
      </table:table>
      <text:p text:style-name="Text_20_body"/>
      <text:p text:style-name="Text_20_body"/>
      <text:h text:style-name="Heading_20_3" text:outline-level="3">Packet 143</text:h>
      <text:h text:style-name="Heading_20_4" text:outline-level="4">Description</text:h>
      <text:p text:style-name="Text_20_body">Ask for buddy add</text:p>
      <text:h text:style-name="Heading_20_4" text:outline-level="4">Conntent</text:h>
      <text:p text:style-name="Text_20_body">The packet contains:</text:p>
      <text:list text:style-name="L2" text:continue-numbering="true">
        <text:list-header>
          <text:p text:style-name="P8"/>
        </text:list-header>
      </text:list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5">packet_length 00 type(143) 00 numberOfAtts</text:p>
            <text:p text:style-name="P5">attribute_length 'name' number_of_names<text:span text:style-name="T3"> name_length 00 name</text:span></text:p>
            <text:p text:style-name="P5">attribute_length 'fname' <text:s/>number_of_fnames<text:span text:style-name="T3"> fname_length 00 fname //first name</text:span></text:p>
            <text:p text:style-name="P5">attribute_length 'lname' <text:s/>number_of_lnames<text:span text:style-name="T3"> lname_length 00 lname //last name</text:span></text:p>
          </table:table-cell>
        </table:table-row>
      </table:table>
      <text:h text:style-name="Heading_20_4" text:outline-level="4">Example</text:h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9">00000736 <text:s/>3b 00 8f 00 03 04 6e 61 <text:s/>6d 65 04 01 01 00 06 00 ;.....na me......</text:p>
            <text:p text:style-name="P9">00000746 <text:s/>6b 65 61 6d 6f 73 05 66 <text:s/>6e 61 6d 65 04 01 01 00 keamos.f name....</text:p>
            <text:p text:style-name="P9">00000756 <text:s/>07 00 4d 69 63 68 61 65 <text:s/>6c 05 6c 6e 61 6d 65 04 ..Michae l.lname.</text:p>
            <text:p text:style-name="P9">00000766 <text:s/>01 01 00 06 00 43 61 6c <text:s/>64 65 72 <text:s text:c="15"/>.....Cal der</text:p>
          </table:table-cell>
        </table:table-row>
      </table:table>
      <text:p text:style-name="Text_20_body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2" svg:font-family="'Courier New'"/>
    <style:font-face style:name="Lucidasans1" svg:font-family="Lucidasans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Lucidasans" svg:font-family="Lucidasans" style:font-pitch="variable"/>
    <style:font-face style:name="Mincho" svg:font-family="Mincho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CH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4-10-25T12:09:05</meta:creation-date>
    <dc:date>2006-01-08T01:42:59</dc:date>
    <dc:language>de-CH</dc:language>
    <meta:editing-cycles>378</meta:editing-cycles>
    <meta:editing-duration>P4DT8H57M45S</meta:editing-duration>
    <meta:user-defined meta:name="Info 1"/>
    <meta:user-defined meta:name="Info 2"/>
    <meta:user-defined meta:name="Info 3"/>
    <meta:user-defined meta:name="Info 4"/>
    <meta:document-statistic meta:table-count="84" meta:image-count="0" meta:object-count="0" meta:page-count="25" meta:paragraph-count="948" meta:word-count="8537" meta:character-count="40135"/>
  </office:meta>
</office:document-meta>
</file>